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bril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708.27" table:style-name="ce14">
            <text:p>1.708<text:s/></text:p>
          </table:table-cell>
          <table:table-cell office:value-type="float" office:value="196538.68" table:style-name="ce14">
            <text:p>196.539<text:s/></text:p>
          </table:table-cell>
          <table:table-cell office:value-type="float" office:value="56825472.579999998" table:style-name="ce14">
            <text:p>56.825.473<text:s/></text:p>
          </table:table-cell>
          <table:table-cell office:value-type="float" office:value="261802.32" table:style-name="ce14">
            <text:p>261.802<text:s/></text:p>
          </table:table-cell>
          <table:table-cell office:value-type="float" office:value="72849860.450000003" table:style-name="ce14">
            <text:p>72.849.860<text:s/></text:p>
          </table:table-cell>
          <table:table-cell office:value-type="float" office:value="43267229.390000001" table:style-name="ce14">
            <text:p>43.267.229<text:s/></text:p>
          </table:table-cell>
          <table:table-cell office:value-type="float" office:value="2643899.31" table:style-name="ce14">
            <text:p>2.643.899<text:s/></text:p>
          </table:table-cell>
          <table:table-cell office:value-type="float" office:value="141869892.63" table:style-name="ce14">
            <text:p>141.869.893<text:s/></text:p>
          </table:table-cell>
          <table:table-cell office:value-type="float" office:value="21080187.460000001" table:style-name="ce14">
            <text:p>21.080.187<text:s/></text:p>
          </table:table-cell>
          <table:table-cell office:value-type="float" office:value="35294903.170000002" table:style-name="ce14">
            <text:p>35.294.903<text:s/></text:p>
          </table:table-cell>
          <table:table-cell office:value-type="float" office:value="73206730.709999993" table:style-name="ce14">
            <text:p>73.206.731<text:s/></text:p>
          </table:table-cell>
          <table:table-cell office:value-type="float" office:value="209814.81" table:style-name="ce14">
            <text:p>209.815<text:s/></text:p>
          </table:table-cell>
          <table:table-cell office:value-type="float" office:value="2278286.4500000002" table:style-name="ce14">
            <text:p>2.278.286<text:s/></text:p>
          </table:table-cell>
          <table:table-cell office:value-type="float" office:value="5920591.3700000001" table:style-name="ce14">
            <text:p>5.920.591<text:s/></text:p>
          </table:table-cell>
          <table:table-cell office:value-type="float" office:value="3639478.69" table:style-name="ce14">
            <text:p>3.639.479<text:s/></text:p>
          </table:table-cell>
          <table:table-cell office:value-type="float" office:value="96205776.420000002" table:style-name="ce14">
            <text:p>96.205.776<text:s/></text:p>
          </table:table-cell>
          <table:table-cell office:value-type="float" office:value="24390.49" table:style-name="ce14">
            <text:p>24.390<text:s/></text:p>
          </table:table-cell>
          <table:table-cell office:value-type="float" office:value="253800745.12" table:style-name="ce14">
            <text:p>253.800.745<text:s/></text:p>
          </table:table-cell>
          <table:table-cell office:value-type="float" office:value="239614096.44999999" table:style-name="ce14">
            <text:p>239.614.096<text:s/></text:p>
          </table:table-cell>
          <table:table-cell office:value-type="float" office:value="963286.52" table:style-name="ce14">
            <text:p>963.287<text:s/></text:p>
          </table:table-cell>
          <table:table-cell office:value-type="float" office:value="6906.92" table:style-name="ce14">
            <text:p>6.907<text:s/></text:p>
          </table:table-cell>
          <table:table-cell office:value-type="float" office:value="26942.639999999999" table:style-name="ce14">
            <text:p>26.943<text:s/></text:p>
          </table:table-cell>
          <table:table-cell office:value-type="float" office:value="113816528.73999999" table:style-name="ce14">
            <text:p>113.816.529<text:s/></text:p>
          </table:table-cell>
          <table:table-cell office:value-type="float" office:value="542280742.32000005" table:style-name="ce14">
            <text:p>542.280.742<text:s/></text:p>
          </table:table-cell>
          <table:table-cell office:value-type="float" office:value="1161793.27" table:style-name="ce14">
            <text:p>1.161.793<text:s/></text:p>
          </table:table-cell>
          <table:table-cell office:value-type="float" office:value="1456042788.0899999" table:style-name="ce14">
            <text:p>1.456.042.788<text:s/></text:p>
          </table:table-cell>
          <table:table-cell office:value-type="float" office:value="82.56" table:style-name="ce14">
            <text:p>83<text:s/></text:p>
          </table:table-cell>
          <table:table-cell office:value-type="float" office:value="3163490475.8299994" table:style-name="ce15">
            <text:p>3.163.490.4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488.87" table:style-name="ce17">
            <text:p>1.489<text:s/></text:p>
          </table:table-cell>
          <table:table-cell office:value-type="float" office:value="-1.92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136.19" table:style-name="ce17">
            <text:p>(136)</text:p>
          </table:table-cell>
          <table:table-cell office:value-type="float" office:value="-70.11" table:style-name="ce17">
            <text:p>(70)</text:p>
          </table:table-cell>
          <table:table-cell office:value-type="float" office:value="163.96" table:style-name="ce17">
            <text:p>164<text:s/></text:p>
          </table:table-cell>
          <table:table-cell office:value-type="float" office:value="-44.8" table:style-name="ce17">
            <text:p>(45)</text:p>
          </table:table-cell>
          <table:table-cell office:value-type="float" office:value="399.62" table:style-name="ce17">
            <text:p>400<text:s/></text:p>
          </table:table-cell>
          <table:table-cell office:value-type="float" office:value="-11.58" table:style-name="ce17">
            <text:p>(12)</text:p>
          </table:table-cell>
          <table:table-cell office:value-type="float" office:value="-1317.38" table:style-name="ce17">
            <text:p>(1.317)</text:p>
          </table:table-cell>
          <table:table-cell office:value-type="float" office:value="-55.1" table:style-name="ce17">
            <text:p>(55)</text:p>
          </table:table-cell>
          <table:table-cell office:value-type="float" office:value="10322.17" table:style-name="ce17">
            <text:p>10.322<text:s/></text:p>
          </table:table-cell>
          <table:table-cell office:value-type="float" office:value="79060.41" table:style-name="ce17">
            <text:p>79.060<text:s/></text:p>
          </table:table-cell>
          <table:table-cell office:value-type="float" office:value="-983.39" table:style-name="ce17">
            <text:p>(983)</text:p>
          </table:table-cell>
          <table:table-cell office:value-type="float" office:value="-338.89" table:style-name="ce17">
            <text:p>(339)</text:p>
          </table:table-cell>
          <table:table-cell office:value-type="float" office:value="-2.99" table:style-name="ce17">
            <text:p>(3)</text:p>
          </table:table-cell>
          <table:table-cell office:value-type="float" office:value="628535.62" table:style-name="ce17">
            <text:p>628.536<text:s/></text:p>
          </table:table-cell>
          <table:table-cell office:value-type="float" office:value="37019.74" table:style-name="ce17">
            <text:p>37.020<text:s/></text:p>
          </table:table-cell>
          <table:table-cell office:value-type="float" office:value="-5.96" table:style-name="ce17">
            <text:p>(6)</text:p>
          </table:table-cell>
          <table:table-cell office:value-type="float" office:value="-25.34" table:style-name="ce17">
            <text:p>(25)</text:p>
          </table:table-cell>
          <table:table-cell office:value-type="float" office:value="-0.63" table:style-name="ce17">
            <text:p>(1)</text:p>
          </table:table-cell>
          <table:table-cell office:value-type="float" office:value="120359.37" table:style-name="ce17">
            <text:p>120.359<text:s/></text:p>
          </table:table-cell>
          <table:table-cell office:value-type="float" office:value="22404.41" table:style-name="ce17">
            <text:p>22.404<text:s/></text:p>
          </table:table-cell>
          <table:table-cell office:value-type="float" office:value="-1.46" table:style-name="ce17">
            <text:p>(1)</text:p>
          </table:table-cell>
          <table:table-cell office:value-type="float" office:value="815093.69" table:style-name="ce17">
            <text:p>815.094<text:s/></text:p>
          </table:table-cell>
          <table:table-cell office:value-type="float" office:value="9.64" table:style-name="ce17">
            <text:p>10<text:s/></text:p>
          </table:table-cell>
          <table:table-cell office:value-type="float" office:value="1711861.76" table:style-name="ce18">
            <text:p>1.711.8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39223.05" table:style-name="ce17">
            <text:p>239.223<text:s/></text:p>
          </table:table-cell>
          <table:table-cell office:value-type="float" office:value="7328840.6600000001" table:style-name="ce17">
            <text:p>7.328.841<text:s/></text:p>
          </table:table-cell>
          <table:table-cell office:value-type="float" office:value="11133738.380000001" table:style-name="ce17">
            <text:p>11.133.738<text:s/></text:p>
          </table:table-cell>
          <table:table-cell office:value-type="float" office:value="210679.45" table:style-name="ce17">
            <text:p>210.679<text:s/></text:p>
          </table:table-cell>
          <table:table-cell office:value-type="float" office:value="147859378.63999999" table:style-name="ce17">
            <text:p>147.859.379<text:s/></text:p>
          </table:table-cell>
          <table:table-cell office:value-type="float" office:value="35102649.770000003" table:style-name="ce17">
            <text:p>35.102.650<text:s/></text:p>
          </table:table-cell>
          <table:table-cell office:value-type="float" office:value="5717370.0800000001" table:style-name="ce17">
            <text:p>5.717.370<text:s/></text:p>
          </table:table-cell>
          <table:table-cell office:value-type="float" office:value="151053068.19999999" table:style-name="ce17">
            <text:p>151.053.068<text:s/></text:p>
          </table:table-cell>
          <table:table-cell office:value-type="float" office:value="36169182.700000003" table:style-name="ce17">
            <text:p>36.169.183<text:s/></text:p>
          </table:table-cell>
          <table:table-cell office:value-type="float" office:value="5035905.1500000004" table:style-name="ce17">
            <text:p>5.035.905<text:s/></text:p>
          </table:table-cell>
          <table:table-cell office:value-type="float" office:value="533343954.54000002" table:style-name="ce17">
            <text:p>533.343.955<text:s/></text:p>
          </table:table-cell>
          <table:table-cell office:value-type="float" office:value="7603961.1799999997" table:style-name="ce17">
            <text:p>7.603.961<text:s/></text:p>
          </table:table-cell>
          <table:table-cell office:value-type="float" office:value="13078884.060000001" table:style-name="ce17">
            <text:p>13.078.884<text:s/></text:p>
          </table:table-cell>
          <table:table-cell office:value-type="float" office:value="9649667.9000000004" table:style-name="ce17">
            <text:p>9.649.668<text:s/></text:p>
          </table:table-cell>
          <table:table-cell office:value-type="float" office:value="6824829.7599999998" table:style-name="ce17">
            <text:p>6.824.830<text:s/></text:p>
          </table:table-cell>
          <table:table-cell office:value-type="float" office:value="111293725.08" table:style-name="ce17">
            <text:p>111.293.725<text:s/></text:p>
          </table:table-cell>
          <table:table-cell office:value-type="float" office:value="3685221.88" table:style-name="ce17">
            <text:p>3.685.222<text:s/></text:p>
          </table:table-cell>
          <table:table-cell office:value-type="float" office:value="321050115.50999999" table:style-name="ce17">
            <text:p>321.050.116<text:s/></text:p>
          </table:table-cell>
          <table:table-cell office:value-type="float" office:value="332211578.16000003" table:style-name="ce17">
            <text:p>332.211.578<text:s/></text:p>
          </table:table-cell>
          <table:table-cell office:value-type="float" office:value="3960284.11" table:style-name="ce17">
            <text:p>3.960.284<text:s/></text:p>
          </table:table-cell>
          <table:table-cell office:value-type="float" office:value="4082350.75" table:style-name="ce17">
            <text:p>4.082.351<text:s/></text:p>
          </table:table-cell>
          <table:table-cell office:value-type="float" office:value="100811.51" table:style-name="ce17">
            <text:p>100.812<text:s/></text:p>
          </table:table-cell>
          <table:table-cell office:value-type="float" office:value="458196012.32999998" table:style-name="ce17">
            <text:p>458.196.012<text:s/></text:p>
          </table:table-cell>
          <table:table-cell office:value-type="float" office:value="367319192.63" table:style-name="ce17">
            <text:p>367.319.193<text:s/></text:p>
          </table:table-cell>
          <table:table-cell office:value-type="float" office:value="8480032.0899999999" table:style-name="ce17">
            <text:p>8.480.032<text:s/></text:p>
          </table:table-cell>
          <table:table-cell office:value-type="float" office:value="1973176047.49" table:style-name="ce17">
            <text:p>1.973.176.047<text:s/></text:p>
          </table:table-cell>
          <table:table-cell office:value-type="float" office:value="1721739.64" table:style-name="ce17">
            <text:p>1.721.740<text:s/></text:p>
          </table:table-cell>
          <table:table-cell office:value-type="float" office:value="4555628444.7000008" table:style-name="ce18">
            <text:p>4.555.628.4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8052.82" table:style-name="ce17">
            <text:p>498.0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30.2199999999993" table:style-name="ce17">
            <text:p>9.0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2632293.38" table:style-name="ce17">
            <text:p>342.632.2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703.81" table:style-name="ce17">
            <text:p>110.704<text:s/></text:p>
          </table:table-cell>
          <table:table-cell office:value-type="float" office:value="6962.15" table:style-name="ce17">
            <text:p>6.9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7886440.519999996" table:style-name="ce17">
            <text:p>87.886.441<text:s/></text:p>
          </table:table-cell>
          <table:table-cell office:value-type="float" office:value="992.25" table:style-name="ce17">
            <text:p>992<text:s/></text:p>
          </table:table-cell>
          <table:table-cell office:value-type="float" office:value="752669.04" table:style-name="ce17">
            <text:p>752.669<text:s/></text:p>
          </table:table-cell>
          <table:table-cell office:value-type="float" office:value="215983.3" table:style-name="ce17">
            <text:p>215.9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2113127.49000001" table:style-name="ce18">
            <text:p>432.113.1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16912.02" table:style-name="ce17">
            <text:p>216.912<text:s/></text:p>
          </table:table-cell>
          <table:table-cell office:value-type="float" office:value="680808.66" table:style-name="ce17">
            <text:p>680.809<text:s/></text:p>
          </table:table-cell>
          <table:table-cell office:value-type="float" office:value="2848378.58" table:style-name="ce17">
            <text:p>2.848.3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308301.300000001" table:style-name="ce17">
            <text:p>14.308.301<text:s/></text:p>
          </table:table-cell>
          <table:table-cell office:value-type="float" office:value="9988956.2899999991" table:style-name="ce17">
            <text:p>9.988.956<text:s/></text:p>
          </table:table-cell>
          <table:table-cell office:value-type="float" office:value="1575965.34" table:style-name="ce17">
            <text:p>1.575.965<text:s/></text:p>
          </table:table-cell>
          <table:table-cell office:value-type="float" office:value="961850.43" table:style-name="ce17">
            <text:p>961.850<text:s/></text:p>
          </table:table-cell>
          <table:table-cell office:value-type="float" office:value="7583721.0499999998" table:style-name="ce17">
            <text:p>7.583.721<text:s/></text:p>
          </table:table-cell>
          <table:table-cell office:value-type="float" office:value="3708336.34" table:style-name="ce17">
            <text:p>3.708.336<text:s/></text:p>
          </table:table-cell>
          <table:table-cell office:value-type="float" office:value="27221278.670000002" table:style-name="ce17">
            <text:p>27.221.279<text:s/></text:p>
          </table:table-cell>
          <table:table-cell office:value-type="float" office:value="646697.98" table:style-name="ce17">
            <text:p>646.698<text:s/></text:p>
          </table:table-cell>
          <table:table-cell office:value-type="float" office:value="7677897.46" table:style-name="ce17">
            <text:p>7.677.897<text:s/></text:p>
          </table:table-cell>
          <table:table-cell office:value-type="float" office:value="1901284.7" table:style-name="ce17">
            <text:p>1.901.285<text:s/></text:p>
          </table:table-cell>
          <table:table-cell office:value-type="float" office:value="1690242.35" table:style-name="ce17">
            <text:p>1.690.242<text:s/></text:p>
          </table:table-cell>
          <table:table-cell office:value-type="float" office:value="15163716.130000001" table:style-name="ce17">
            <text:p>15.163.716<text:s/></text:p>
          </table:table-cell>
          <table:table-cell office:value-type="float" office:value="1574975.5" table:style-name="ce17">
            <text:p>1.574.976<text:s/></text:p>
          </table:table-cell>
          <table:table-cell office:value-type="float" office:value="7920578.7800000003" table:style-name="ce17">
            <text:p>7.920.579<text:s/></text:p>
          </table:table-cell>
          <table:table-cell office:value-type="float" office:value="26321946.120000001" table:style-name="ce17">
            <text:p>26.321.946<text:s/></text:p>
          </table:table-cell>
          <table:table-cell office:value-type="float" office:value="459186.72" table:style-name="ce17">
            <text:p>459.187<text:s/></text:p>
          </table:table-cell>
          <table:table-cell office:value-type="float" office:value="202234.2" table:style-name="ce17">
            <text:p>202.2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44049" table:style-name="ce17">
            <text:p>10.544.049<text:s/></text:p>
          </table:table-cell>
          <table:table-cell office:value-type="float" office:value="7051167.4299999997" table:style-name="ce17">
            <text:p>7.051.167<text:s/></text:p>
          </table:table-cell>
          <table:table-cell office:value-type="float" office:value="722397.3" table:style-name="ce17">
            <text:p>722.397<text:s/></text:p>
          </table:table-cell>
          <table:table-cell office:value-type="float" office:value="63636693.689999998" table:style-name="ce17">
            <text:p>63.636.694<text:s/></text:p>
          </table:table-cell>
          <table:table-cell office:value-type="float" office:value="171045.25" table:style-name="ce17">
            <text:p>171.045<text:s/></text:p>
          </table:table-cell>
          <table:table-cell office:value-type="float" office:value="214778621.29000002" table:style-name="ce18">
            <text:p>214.778.6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9869.67" table:style-name="ce17">
            <text:p>9.870<text:s/></text:p>
          </table:table-cell>
          <table:table-cell office:value-type="float" office:value="14169.76" table:style-name="ce17">
            <text:p>14.1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18.29" table:style-name="ce17">
            <text:p>6.018<text:s/></text:p>
          </table:table-cell>
          <table:table-cell office:value-type="float" office:value="5069.07" table:style-name="ce17">
            <text:p>5.069<text:s/></text:p>
          </table:table-cell>
          <table:table-cell office:value-type="float" office:value="20796.45" table:style-name="ce17">
            <text:p>20.796<text:s/></text:p>
          </table:table-cell>
          <table:table-cell office:value-type="float" office:value="6977555.1699999999" table:style-name="ce17">
            <text:p>6.977.555<text:s/></text:p>
          </table:table-cell>
          <table:table-cell office:value-type="float" office:value="5441820.9400000004" table:style-name="ce17">
            <text:p>5.441.8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770.94" table:style-name="ce17">
            <text:p>12.7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114856.640000001" table:style-name="ce17">
            <text:p>16.114.857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51124103.299999997" table:style-name="ce17">
            <text:p>51.124.103<text:s/></text:p>
          </table:table-cell>
          <table:table-cell office:value-type="float" office:value="59241693.119999997" table:style-name="ce17">
            <text:p>59.241.693<text:s/></text:p>
          </table:table-cell>
          <table:table-cell office:value-type="float" office:value="6636.2" table:style-name="ce17">
            <text:p>6.6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854.5" table:style-name="ce17">
            <text:p>17.855<text:s/></text:p>
          </table:table-cell>
          <table:table-cell office:value-type="float" office:value="50640307.079999998" table:style-name="ce17">
            <text:p>50.640.307<text:s/></text:p>
          </table:table-cell>
          <table:table-cell office:value-type="float" office:value="11284102.27" table:style-name="ce17">
            <text:p>11.284.1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9636838.12" table:style-name="ce17">
            <text:p>259.636.8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0560846.99000001" table:style-name="ce18">
            <text:p>460.560.8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29311.4299999997" table:style-name="ce17">
            <text:p>6.029.31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464780.380000003" table:style-name="ce17">
            <text:p>53.464.780<text:s/></text:p>
          </table:table-cell>
          <table:table-cell office:value-type="float" office:value="14895065.439999999" table:style-name="ce17">
            <text:p>14.895.065<text:s/></text:p>
          </table:table-cell>
          <table:table-cell office:value-type="float" office:value="1081040.6299999999" table:style-name="ce17">
            <text:p>1.081.041<text:s/></text:p>
          </table:table-cell>
          <table:table-cell office:value-type="float" office:value="98983735.420000002" table:style-name="ce17">
            <text:p>98.983.735<text:s/></text:p>
          </table:table-cell>
          <table:table-cell office:value-type="float" office:value="4706881.2" table:style-name="ce17">
            <text:p>4.706.881<text:s/></text:p>
          </table:table-cell>
          <table:table-cell office:value-type="float" office:value="264224.43" table:style-name="ce17">
            <text:p>264.224<text:s/></text:p>
          </table:table-cell>
          <table:table-cell office:value-type="float" office:value="33016484.219999999" table:style-name="ce17">
            <text:p>33.016.484<text:s/></text:p>
          </table:table-cell>
          <table:table-cell office:value-type="float" office:value="147559.38" table:style-name="ce17">
            <text:p>147.559<text:s/></text:p>
          </table:table-cell>
          <table:table-cell office:value-type="float" office:value="596398.49" table:style-name="ce17">
            <text:p>596.398<text:s/></text:p>
          </table:table-cell>
          <table:table-cell office:value-type="float" office:value="3065813.27" table:style-name="ce17">
            <text:p>3.065.813<text:s/></text:p>
          </table:table-cell>
          <table:table-cell office:value-type="float" office:value="152454.01" table:style-name="ce17">
            <text:p>152.454<text:s/></text:p>
          </table:table-cell>
          <table:table-cell office:value-type="float" office:value="38762276.140000001" table:style-name="ce17">
            <text:p>38.762.276<text:s/></text:p>
          </table:table-cell>
          <table:table-cell office:value-type="float" office:value="10447.6" table:style-name="ce17">
            <text:p>10.448<text:s/></text:p>
          </table:table-cell>
          <table:table-cell office:value-type="float" office:value="120528444.66" table:style-name="ce17">
            <text:p>120.528.445<text:s/></text:p>
          </table:table-cell>
          <table:table-cell office:value-type="float" office:value="99660079.200000003" table:style-name="ce17">
            <text:p>99.660.079<text:s/></text:p>
          </table:table-cell>
          <table:table-cell office:value-type="float" office:value="473063.08" table:style-name="ce17">
            <text:p>473.063<text:s/></text:p>
          </table:table-cell>
          <table:table-cell office:value-type="float" office:value="20278.7" table:style-name="ce17">
            <text:p>20.279<text:s/></text:p>
          </table:table-cell>
          <table:table-cell office:value-type="float" office:value="37241.480000000003" table:style-name="ce17">
            <text:p>37.241<text:s/></text:p>
          </table:table-cell>
          <table:table-cell office:value-type="float" office:value="125908508.55" table:style-name="ce17">
            <text:p>125.908.509<text:s/></text:p>
          </table:table-cell>
          <table:table-cell office:value-type="float" office:value="181480974.81999999" table:style-name="ce17">
            <text:p>181.480.975<text:s/></text:p>
          </table:table-cell>
          <table:table-cell office:value-type="float" office:value="1329525.69" table:style-name="ce17">
            <text:p>1.329.526<text:s/></text:p>
          </table:table-cell>
          <table:table-cell office:value-type="float" office:value="567620758.04999995" table:style-name="ce17">
            <text:p>567.620.758<text:s/></text:p>
          </table:table-cell>
          <table:table-cell office:value-type="float" office:value="59.23" table:style-name="ce17">
            <text:p>59<text:s/></text:p>
          </table:table-cell>
          <table:table-cell office:value-type="float" office:value="1352235405.5" table:style-name="ce18">
            <text:p>1.352.235.4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2311.03" table:style-name="ce17">
            <text:p>22.311<text:s/></text:p>
          </table:table-cell>
          <table:table-cell office:value-type="float" office:value="6638162.3300000001" table:style-name="ce17">
            <text:p>6.638.162<text:s/></text:p>
          </table:table-cell>
          <table:table-cell office:value-type="float" office:value="2241878.61" table:style-name="ce17">
            <text:p>2.241.879<text:s/></text:p>
          </table:table-cell>
          <table:table-cell office:value-type="float" office:value="210679.45" table:style-name="ce17">
            <text:p>210.679<text:s/></text:p>
          </table:table-cell>
          <table:table-cell office:value-type="float" office:value="79582225.849999994" table:style-name="ce17">
            <text:p>79.582.226<text:s/></text:p>
          </table:table-cell>
          <table:table-cell office:value-type="float" office:value="10213558.969999999" table:style-name="ce17">
            <text:p>10.213.559<text:s/></text:p>
          </table:table-cell>
          <table:table-cell office:value-type="float" office:value="3039567.66" table:style-name="ce17">
            <text:p>3.039.568<text:s/></text:p>
          </table:table-cell>
          <table:table-cell office:value-type="float" office:value="44129927.179999992" table:style-name="ce17">
            <text:p>44.129.927<text:s/></text:p>
          </table:table-cell>
          <table:table-cell office:value-type="float" office:value="18427729.290000003" table:style-name="ce17">
            <text:p>18.427.729<text:s/></text:p>
          </table:table-cell>
          <table:table-cell office:value-type="float" office:value="1063344.3800000001" table:style-name="ce17">
            <text:p>1.063.344<text:s/></text:p>
          </table:table-cell>
          <table:table-cell office:value-type="float" office:value="130461127.33" table:style-name="ce17">
            <text:p>130.461.127<text:s/></text:p>
          </table:table-cell>
          <table:table-cell office:value-type="float" office:value="6809703.8200000003" table:style-name="ce17">
            <text:p>6.809.704<text:s/></text:p>
          </table:table-cell>
          <table:table-cell office:value-type="float" office:value="4804588.1100000003" table:style-name="ce17">
            <text:p>4.804.588<text:s/></text:p>
          </table:table-cell>
          <table:table-cell office:value-type="float" office:value="4682569.93" table:style-name="ce17">
            <text:p>4.682.570<text:s/></text:p>
          </table:table-cell>
          <table:table-cell office:value-type="float" office:value="4982133.4000000004" table:style-name="ce17">
            <text:p>4.982.133<text:s/></text:p>
          </table:table-cell>
          <table:table-cell office:value-type="float" office:value="41252876.170000002" table:style-name="ce17">
            <text:p>41.252.876<text:s/></text:p>
          </table:table-cell>
          <table:table-cell office:value-type="float" office:value="2093413.31" table:style-name="ce17">
            <text:p>2.093.413<text:s/></text:p>
          </table:table-cell>
          <table:table-cell office:value-type="float" office:value="141476988.77000001" table:style-name="ce17">
            <text:p>141.476.989<text:s/></text:p>
          </table:table-cell>
          <table:table-cell office:value-type="float" office:value="146877155.91" table:style-name="ce17">
            <text:p>146.877.156<text:s/></text:p>
          </table:table-cell>
          <table:table-cell office:value-type="float" office:value="3014435.96" table:style-name="ce17">
            <text:p>3.014.436<text:s/></text:p>
          </table:table-cell>
          <table:table-cell office:value-type="float" office:value="3859837.8500000006" table:style-name="ce17">
            <text:p>3.859.838<text:s/></text:p>
          </table:table-cell>
          <table:table-cell office:value-type="float" office:value="45715.53" table:style-name="ce17">
            <text:p>45.716<text:s/></text:p>
          </table:table-cell>
          <table:table-cell office:value-type="float" office:value="183216707.18000001" table:style-name="ce17">
            <text:p>183.216.707<text:s/></text:p>
          </table:table-cell>
          <table:table-cell office:value-type="float" office:value="167501955.85999998" table:style-name="ce17">
            <text:p>167.501.956<text:s/></text:p>
          </table:table-cell>
          <table:table-cell office:value-type="float" office:value="5675440.0599999996" table:style-name="ce17">
            <text:p>5.675.440<text:s/></text:p>
          </table:table-cell>
          <table:table-cell office:value-type="float" office:value="1082065774.3299999" table:style-name="ce17">
            <text:p>1.082.065.774<text:s/></text:p>
          </table:table-cell>
          <table:table-cell office:value-type="float" office:value="1550635.16" table:style-name="ce17">
            <text:p>1.550.635<text:s/></text:p>
          </table:table-cell>
          <table:table-cell office:value-type="float" office:value="2095940443.4300001" table:style-name="ce18">
            <text:p>2.095.940.4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8564237.899999999" table:style-name="ce17">
            <text:p>28.564.238<text:s/></text:p>
          </table:table-cell>
          <table:table-cell office:value-type="float" office:value="135755568.52000001" table:style-name="ce17">
            <text:p>135.755.569<text:s/></text:p>
          </table:table-cell>
          <table:table-cell office:value-type="float" office:value="292284097.19999999" table:style-name="ce17">
            <text:p>292.284.097<text:s/></text:p>
          </table:table-cell>
          <table:table-cell office:value-type="float" office:value="21833576.52" table:style-name="ce17">
            <text:p>21.833.577<text:s/></text:p>
          </table:table-cell>
          <table:table-cell office:value-type="float" office:value="745703340.90999997" table:style-name="ce17">
            <text:p>745.703.341<text:s/></text:p>
          </table:table-cell>
          <table:table-cell office:value-type="float" office:value="590939104.21000004" table:style-name="ce17">
            <text:p>590.939.104<text:s/></text:p>
          </table:table-cell>
          <table:table-cell office:value-type="float" office:value="4282729069.4500003" table:style-name="ce17">
            <text:p>4.282.729.069<text:s/></text:p>
          </table:table-cell>
          <table:table-cell office:value-type="float" office:value="451239954.69999999" table:style-name="ce17">
            <text:p>451.239.955<text:s/></text:p>
          </table:table-cell>
          <table:table-cell office:value-type="float" office:value="547222434.67999995" table:style-name="ce17">
            <text:p>547.222.435<text:s/></text:p>
          </table:table-cell>
          <table:table-cell office:value-type="float" office:value="169460425.13999999" table:style-name="ce17">
            <text:p>169.460.425<text:s/></text:p>
          </table:table-cell>
          <table:table-cell office:value-type="float" office:value="2156399804.1799998" table:style-name="ce17">
            <text:p>2.156.399.804<text:s/></text:p>
          </table:table-cell>
          <table:table-cell office:value-type="float" office:value="282842922.25" table:style-name="ce17">
            <text:p>282.842.922<text:s/></text:p>
          </table:table-cell>
          <table:table-cell office:value-type="float" office:value="337396000.72000003" table:style-name="ce17">
            <text:p>337.396.001<text:s/></text:p>
          </table:table-cell>
          <table:table-cell office:value-type="float" office:value="312294135.77999997" table:style-name="ce17">
            <text:p>312.294.136<text:s/></text:p>
          </table:table-cell>
          <table:table-cell office:value-type="float" office:value="197673856.61000001" table:style-name="ce17">
            <text:p>197.673.857<text:s/></text:p>
          </table:table-cell>
          <table:table-cell office:value-type="float" office:value="558300344.47000003" table:style-name="ce17">
            <text:p>558.300.344<text:s/></text:p>
          </table:table-cell>
          <table:table-cell office:value-type="float" office:value="130602083.02" table:style-name="ce17">
            <text:p>130.602.083<text:s/></text:p>
          </table:table-cell>
          <table:table-cell office:value-type="float" office:value="1925399846.79" table:style-name="ce17">
            <text:p>1.925.399.847<text:s/></text:p>
          </table:table-cell>
          <table:table-cell office:value-type="float" office:value="5755905707.0100002" table:style-name="ce17">
            <text:p>5.755.905.707<text:s/></text:p>
          </table:table-cell>
          <table:table-cell office:value-type="float" office:value="194566891.66" table:style-name="ce17">
            <text:p>194.566.892<text:s/></text:p>
          </table:table-cell>
          <table:table-cell office:value-type="float" office:value="83803110.950000003" table:style-name="ce17">
            <text:p>83.803.111<text:s/></text:p>
          </table:table-cell>
          <table:table-cell office:value-type="float" office:value="29650361.190000001" table:style-name="ce17">
            <text:p>29.650.361<text:s/></text:p>
          </table:table-cell>
          <table:table-cell office:value-type="float" office:value="2072651049.8800001" table:style-name="ce17">
            <text:p>2.072.651.050<text:s/></text:p>
          </table:table-cell>
          <table:table-cell office:value-type="float" office:value="1178818258.54" table:style-name="ce17">
            <text:p>1.178.818.259<text:s/></text:p>
          </table:table-cell>
          <table:table-cell office:value-type="float" office:value="130355965.44" table:style-name="ce17">
            <text:p>130.355.965<text:s/></text:p>
          </table:table-cell>
          <table:table-cell office:value-type="float" office:value="17106204591.209999" table:style-name="ce17">
            <text:p>17.106.204.591<text:s/></text:p>
          </table:table-cell>
          <table:table-cell office:value-type="float" office:value="58226327.310000002" table:style-name="ce17">
            <text:p>58.226.327<text:s/></text:p>
          </table:table-cell>
          <table:table-cell office:value-type="float" office:value="39776823066.23999" table:style-name="ce18">
            <text:p>39.776.823.0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0822302.57" table:style-name="ce17">
            <text:p>10.822.303<text:s/></text:p>
          </table:table-cell>
          <table:table-cell office:value-type="float" office:value="63795623.619999997" table:style-name="ce17">
            <text:p>63.795.624<text:s/></text:p>
          </table:table-cell>
          <table:table-cell office:value-type="float" office:value="43436719.200000003" table:style-name="ce17">
            <text:p>43.436.719<text:s/></text:p>
          </table:table-cell>
          <table:table-cell office:value-type="float" office:value="6657767.6100000003" table:style-name="ce17">
            <text:p>6.657.768<text:s/></text:p>
          </table:table-cell>
          <table:table-cell office:value-type="float" office:value="210275801.50999999" table:style-name="ce17">
            <text:p>210.275.802<text:s/></text:p>
          </table:table-cell>
          <table:table-cell office:value-type="float" office:value="171139670.02000001" table:style-name="ce17">
            <text:p>171.139.670<text:s/></text:p>
          </table:table-cell>
          <table:table-cell office:value-type="float" office:value="278654487.96000004" table:style-name="ce17">
            <text:p>278.654.488<text:s/></text:p>
          </table:table-cell>
          <table:table-cell office:value-type="float" office:value="145319984.49000001" table:style-name="ce17">
            <text:p>145.319.984<text:s/></text:p>
          </table:table-cell>
          <table:table-cell office:value-type="float" office:value="216576443.28999999" table:style-name="ce17">
            <text:p>216.576.443<text:s/></text:p>
          </table:table-cell>
          <table:table-cell office:value-type="float" office:value="54091006.170000002" table:style-name="ce17">
            <text:p>54.091.006<text:s/></text:p>
          </table:table-cell>
          <table:table-cell office:value-type="float" office:value="801865283.09000003" table:style-name="ce17">
            <text:p>801.865.283<text:s/></text:p>
          </table:table-cell>
          <table:table-cell office:value-type="float" office:value="138023347.34999999" table:style-name="ce17">
            <text:p>138.023.347<text:s/></text:p>
          </table:table-cell>
          <table:table-cell office:value-type="float" office:value="123668975.73999999" table:style-name="ce17">
            <text:p>123.668.976<text:s/></text:p>
          </table:table-cell>
          <table:table-cell office:value-type="float" office:value="122603703.48999999" table:style-name="ce17">
            <text:p>122.603.703<text:s/></text:p>
          </table:table-cell>
          <table:table-cell office:value-type="float" office:value="87776166.640000001" table:style-name="ce17">
            <text:p>87.776.167<text:s/></text:p>
          </table:table-cell>
          <table:table-cell office:value-type="float" office:value="179859384.40000001" table:style-name="ce17">
            <text:p>179.859.384<text:s/></text:p>
          </table:table-cell>
          <table:table-cell office:value-type="float" office:value="55697280.420000002" table:style-name="ce17">
            <text:p>55.697.280<text:s/></text:p>
          </table:table-cell>
          <table:table-cell office:value-type="float" office:value="624099208.33000004" table:style-name="ce17">
            <text:p>624.099.208<text:s/></text:p>
          </table:table-cell>
          <table:table-cell office:value-type="float" office:value="1207655630.01" table:style-name="ce17">
            <text:p>1.207.655.630<text:s/></text:p>
          </table:table-cell>
          <table:table-cell office:value-type="float" office:value="79020700.280000001" table:style-name="ce17">
            <text:p>79.020.700<text:s/></text:p>
          </table:table-cell>
          <table:table-cell office:value-type="float" office:value="33517039.920000002" table:style-name="ce17">
            <text:p>33.517.040<text:s/></text:p>
          </table:table-cell>
          <table:table-cell office:value-type="float" office:value="8904149.7599999998" table:style-name="ce17">
            <text:p>8.904.150<text:s/></text:p>
          </table:table-cell>
          <table:table-cell office:value-type="float" office:value="724757452.20000005" table:style-name="ce17">
            <text:p>724.757.452<text:s/></text:p>
          </table:table-cell>
          <table:table-cell office:value-type="float" office:value="348101600.06" table:style-name="ce17">
            <text:p>348.101.600<text:s/></text:p>
          </table:table-cell>
          <table:table-cell office:value-type="float" office:value="64477716.289999999" table:style-name="ce17">
            <text:p>64.477.716<text:s/></text:p>
          </table:table-cell>
          <table:table-cell office:value-type="float" office:value="3168603820.1700001" table:style-name="ce17">
            <text:p>3.168.603.820<text:s/></text:p>
          </table:table-cell>
          <table:table-cell office:value-type="float" office:value="18890249.710000001" table:style-name="ce17">
            <text:p>18.890.250<text:s/></text:p>
          </table:table-cell>
          <table:table-cell office:value-type="float" office:value="8988291514.2999992" table:style-name="ce18">
            <text:p>8.988.291.5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656547.3800000008" table:style-name="ce17">
            <text:p>9.656.547<text:s/></text:p>
          </table:table-cell>
          <table:table-cell office:value-type="float" office:value="40607368.93" table:style-name="ce17">
            <text:p>40.607.369<text:s/></text:p>
          </table:table-cell>
          <table:table-cell office:value-type="float" office:value="152773080.53" table:style-name="ce17">
            <text:p>152.773.081<text:s/></text:p>
          </table:table-cell>
          <table:table-cell office:value-type="float" office:value="10051530.789999999" table:style-name="ce17">
            <text:p>10.051.531<text:s/></text:p>
          </table:table-cell>
          <table:table-cell office:value-type="float" office:value="303520259.88" table:style-name="ce17">
            <text:p>303.520.260<text:s/></text:p>
          </table:table-cell>
          <table:table-cell office:value-type="float" office:value="238661489.74000001" table:style-name="ce17">
            <text:p>238.661.490<text:s/></text:p>
          </table:table-cell>
          <table:table-cell office:value-type="float" office:value="629482131.32000005" table:style-name="ce17">
            <text:p>629.482.131<text:s/></text:p>
          </table:table-cell>
          <table:table-cell office:value-type="float" office:value="200334811.56" table:style-name="ce17">
            <text:p>200.334.812<text:s/></text:p>
          </table:table-cell>
          <table:table-cell office:value-type="float" office:value="201497838.44999999" table:style-name="ce17">
            <text:p>201.497.838<text:s/></text:p>
          </table:table-cell>
          <table:table-cell office:value-type="float" office:value="69721294.890000001" table:style-name="ce17">
            <text:p>69.721.295<text:s/></text:p>
          </table:table-cell>
          <table:table-cell office:value-type="float" office:value="779764382.50999999" table:style-name="ce17">
            <text:p>779.764.383<text:s/></text:p>
          </table:table-cell>
          <table:table-cell office:value-type="float" office:value="92336245.989999995" table:style-name="ce17">
            <text:p>92.336.246<text:s/></text:p>
          </table:table-cell>
          <table:table-cell office:value-type="float" office:value="125697008.11" table:style-name="ce17">
            <text:p>125.697.008<text:s/></text:p>
          </table:table-cell>
          <table:table-cell office:value-type="float" office:value="106234470.14" table:style-name="ce17">
            <text:p>106.234.470<text:s/></text:p>
          </table:table-cell>
          <table:table-cell office:value-type="float" office:value="54878951.960000001" table:style-name="ce17">
            <text:p>54.878.952<text:s/></text:p>
          </table:table-cell>
          <table:table-cell office:value-type="float" office:value="227522770.56999999" table:style-name="ce17">
            <text:p>227.522.771<text:s/></text:p>
          </table:table-cell>
          <table:table-cell office:value-type="float" office:value="47556742.810000002" table:style-name="ce17">
            <text:p>47.556.743<text:s/></text:p>
          </table:table-cell>
          <table:table-cell office:value-type="float" office:value="848046724.88999999" table:style-name="ce17">
            <text:p>848.046.725<text:s/></text:p>
          </table:table-cell>
          <table:table-cell office:value-type="float" office:value="2114407404.3900001" table:style-name="ce17">
            <text:p>2.114.407.404<text:s/></text:p>
          </table:table-cell>
          <table:table-cell office:value-type="float" office:value="70124586.409999996" table:style-name="ce17">
            <text:p>70.124.586<text:s/></text:p>
          </table:table-cell>
          <table:table-cell office:value-type="float" office:value="29698626.399999999" table:style-name="ce17">
            <text:p>29.698.626<text:s/></text:p>
          </table:table-cell>
          <table:table-cell office:value-type="float" office:value="13365468.26" table:style-name="ce17">
            <text:p>13.365.468<text:s/></text:p>
          </table:table-cell>
          <table:table-cell office:value-type="float" office:value="772252555.82000005" table:style-name="ce17">
            <text:p>772.252.556<text:s/></text:p>
          </table:table-cell>
          <table:table-cell office:value-type="float" office:value="562218130.33000004" table:style-name="ce17">
            <text:p>562.218.130<text:s/></text:p>
          </table:table-cell>
          <table:table-cell office:value-type="float" office:value="36493333.219999999" table:style-name="ce17">
            <text:p>36.493.333<text:s/></text:p>
          </table:table-cell>
          <table:table-cell office:value-type="float" office:value="5986731126.2799997" table:style-name="ce17">
            <text:p>5.986.731.126<text:s/></text:p>
          </table:table-cell>
          <table:table-cell office:value-type="float" office:value="25791700.25" table:style-name="ce17">
            <text:p>25.791.700<text:s/></text:p>
          </table:table-cell>
          <table:table-cell office:value-type="float" office:value="13749426581.809999" table:style-name="ce18">
            <text:p>13.749.426.5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1799.879999999997" table:style-name="ce17">
            <text:p>41.800<text:s/></text:p>
          </table:table-cell>
          <table:table-cell office:value-type="float" office:value="26067.360000000001" table:style-name="ce17">
            <text:p>26.067<text:s/></text:p>
          </table:table-cell>
          <table:table-cell office:value-type="float" office:value="752999.64" table:style-name="ce17">
            <text:p>753.000<text:s/></text:p>
          </table:table-cell>
          <table:table-cell office:value-type="float" office:value="1797.43" table:style-name="ce17">
            <text:p>1.797<text:s/></text:p>
          </table:table-cell>
          <table:table-cell office:value-type="float" office:value="1487770.3" table:style-name="ce17">
            <text:p>1.487.770<text:s/></text:p>
          </table:table-cell>
          <table:table-cell office:value-type="float" office:value="16430807.59" table:style-name="ce17">
            <text:p>16.430.808<text:s/></text:p>
          </table:table-cell>
          <table:table-cell office:value-type="float" office:value="192561651.44" table:style-name="ce17">
            <text:p>192.561.651<text:s/></text:p>
          </table:table-cell>
          <table:table-cell office:value-type="float" office:value="10523114.42" table:style-name="ce17">
            <text:p>10.523.114<text:s/></text:p>
          </table:table-cell>
          <table:table-cell office:value-type="float" office:value="648148.18999999994" table:style-name="ce17">
            <text:p>648.148<text:s/></text:p>
          </table:table-cell>
          <table:table-cell office:value-type="float" office:value="20817.53" table:style-name="ce17">
            <text:p>20.818<text:s/></text:p>
          </table:table-cell>
          <table:table-cell office:value-type="float" office:value="18551141.940000001" table:style-name="ce17">
            <text:p>18.551.142<text:s/></text:p>
          </table:table-cell>
          <table:table-cell office:value-type="float" office:value="145792.99" table:style-name="ce17">
            <text:p>145.793<text:s/></text:p>
          </table:table-cell>
          <table:table-cell office:value-type="float" office:value="689684.51" table:style-name="ce17">
            <text:p>689.685<text:s/></text:p>
          </table:table-cell>
          <table:table-cell office:value-type="float" office:value="20583392.27" table:style-name="ce17">
            <text:p>20.583.392<text:s/></text:p>
          </table:table-cell>
          <table:table-cell office:value-type="float" office:value="4132.8500000000004" table:style-name="ce17">
            <text:p>4.133<text:s/></text:p>
          </table:table-cell>
          <table:table-cell office:value-type="float" office:value="5676958.7800000003" table:style-name="ce17">
            <text:p>5.676.959<text:s/></text:p>
          </table:table-cell>
          <table:table-cell office:value-type="float" office:value="6911.3" table:style-name="ce17">
            <text:p>6.911<text:s/></text:p>
          </table:table-cell>
          <table:table-cell office:value-type="float" office:value="22198147.399999999" table:style-name="ce17">
            <text:p>22.198.147<text:s/></text:p>
          </table:table-cell>
          <table:table-cell office:value-type="float" office:value="122797743.77" table:style-name="ce17">
            <text:p>122.797.744<text:s/></text:p>
          </table:table-cell>
          <table:table-cell office:value-type="float" office:value="140986.28" table:style-name="ce17">
            <text:p>140.986<text:s/></text:p>
          </table:table-cell>
          <table:table-cell office:value-type="float" office:value="558715.98" table:style-name="ce17">
            <text:p>558.716<text:s/></text:p>
          </table:table-cell>
          <table:table-cell office:value-type="float" office:value="5096.92" table:style-name="ce17">
            <text:p>5.097<text:s/></text:p>
          </table:table-cell>
          <table:table-cell office:value-type="float" office:value="25119349.579999998" table:style-name="ce17">
            <text:p>25.119.350<text:s/></text:p>
          </table:table-cell>
          <table:table-cell office:value-type="float" office:value="1644133.12" table:style-name="ce17">
            <text:p>1.644.133<text:s/></text:p>
          </table:table-cell>
          <table:table-cell office:value-type="float" office:value="2736893.35" table:style-name="ce17">
            <text:p>2.736.893<text:s/></text:p>
          </table:table-cell>
          <table:table-cell office:value-type="float" office:value="637691712.96000004" table:style-name="ce17">
            <text:p>637.691.713<text:s/></text:p>
          </table:table-cell>
          <table:table-cell office:value-type="float" office:value="7377.17" table:style-name="ce17">
            <text:p>7.377<text:s/></text:p>
          </table:table-cell>
          <table:table-cell office:value-type="float" office:value="1081053144.95" table:style-name="ce18">
            <text:p>1.081.053.1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614747.5" table:style-name="ce17">
            <text:p>9.614.748<text:s/></text:p>
          </table:table-cell>
          <table:table-cell office:value-type="float" office:value="40581301.569999993" table:style-name="ce17">
            <text:p>40.581.302<text:s/></text:p>
          </table:table-cell>
          <table:table-cell office:value-type="float" office:value="152020080.89000002" table:style-name="ce17">
            <text:p>152.020.081<text:s/></text:p>
          </table:table-cell>
          <table:table-cell office:value-type="float" office:value="10049733.359999999" table:style-name="ce17">
            <text:p>10.049.733<text:s/></text:p>
          </table:table-cell>
          <table:table-cell office:value-type="float" office:value="302032489.58000004" table:style-name="ce17">
            <text:p>302.032.490<text:s/></text:p>
          </table:table-cell>
          <table:table-cell office:value-type="float" office:value="222230682.15000001" table:style-name="ce17">
            <text:p>222.230.682<text:s/></text:p>
          </table:table-cell>
          <table:table-cell office:value-type="float" office:value="436920479.88000005" table:style-name="ce17">
            <text:p>436.920.480<text:s/></text:p>
          </table:table-cell>
          <table:table-cell office:value-type="float" office:value="189811697.13999999" table:style-name="ce17">
            <text:p>189.811.697<text:s/></text:p>
          </table:table-cell>
          <table:table-cell office:value-type="float" office:value="200849690.25999999" table:style-name="ce17">
            <text:p>200.849.690<text:s/></text:p>
          </table:table-cell>
          <table:table-cell office:value-type="float" office:value="69700477.359999999" table:style-name="ce17">
            <text:p>69.700.477<text:s/></text:p>
          </table:table-cell>
          <table:table-cell office:value-type="float" office:value="761213240.57000005" table:style-name="ce17">
            <text:p>761.213.241<text:s/></text:p>
          </table:table-cell>
          <table:table-cell office:value-type="float" office:value="92190452.999999985" table:style-name="ce17">
            <text:p>92.190.453<text:s/></text:p>
          </table:table-cell>
          <table:table-cell office:value-type="float" office:value="125007323.59999999" table:style-name="ce17">
            <text:p>125.007.324<text:s/></text:p>
          </table:table-cell>
          <table:table-cell office:value-type="float" office:value="85651077.86999999" table:style-name="ce17">
            <text:p>85.651.078<text:s/></text:p>
          </table:table-cell>
          <table:table-cell office:value-type="float" office:value="54874819.109999992" table:style-name="ce17">
            <text:p>54.874.819<text:s/></text:p>
          </table:table-cell>
          <table:table-cell office:value-type="float" office:value="221845811.79000002" table:style-name="ce17">
            <text:p>221.845.812<text:s/></text:p>
          </table:table-cell>
          <table:table-cell office:value-type="float" office:value="47549831.509999998" table:style-name="ce17">
            <text:p>47.549.832<text:s/></text:p>
          </table:table-cell>
          <table:table-cell office:value-type="float" office:value="825848577.49000001" table:style-name="ce17">
            <text:p>825.848.577<text:s/></text:p>
          </table:table-cell>
          <table:table-cell office:value-type="float" office:value="1991609660.6200004" table:style-name="ce17">
            <text:p>1.991.609.661<text:s/></text:p>
          </table:table-cell>
          <table:table-cell office:value-type="float" office:value="69983600.129999995" table:style-name="ce17">
            <text:p>69.983.600<text:s/></text:p>
          </table:table-cell>
          <table:table-cell office:value-type="float" office:value="29139910.420000002" table:style-name="ce17">
            <text:p>29.139.910<text:s/></text:p>
          </table:table-cell>
          <table:table-cell office:value-type="float" office:value="13360371.340000002" table:style-name="ce17">
            <text:p>13.360.371<text:s/></text:p>
          </table:table-cell>
          <table:table-cell office:value-type="float" office:value="747133206.24000001" table:style-name="ce17">
            <text:p>747.133.206<text:s/></text:p>
          </table:table-cell>
          <table:table-cell office:value-type="float" office:value="560573997.21000004" table:style-name="ce17">
            <text:p>560.573.997<text:s/></text:p>
          </table:table-cell>
          <table:table-cell office:value-type="float" office:value="33756439.869999997" table:style-name="ce17">
            <text:p>33.756.440<text:s/></text:p>
          </table:table-cell>
          <table:table-cell office:value-type="float" office:value="5349039413.3199997" table:style-name="ce17">
            <text:p>5.349.039.413<text:s/></text:p>
          </table:table-cell>
          <table:table-cell office:value-type="float" office:value="25784323.080000002" table:style-name="ce17">
            <text:p>25.784.323<text:s/></text:p>
          </table:table-cell>
          <table:table-cell office:value-type="float" office:value="12668373436.859999" table:style-name="ce18">
            <text:p>12.668.373.4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085387.9500000002" table:style-name="ce17">
            <text:p>8.085.388<text:s/></text:p>
          </table:table-cell>
          <table:table-cell office:value-type="float" office:value="31352575.969999999" table:style-name="ce17">
            <text:p>31.352.576<text:s/></text:p>
          </table:table-cell>
          <table:table-cell office:value-type="float" office:value="96074297.469999999" table:style-name="ce17">
            <text:p>96.074.297<text:s/></text:p>
          </table:table-cell>
          <table:table-cell office:value-type="float" office:value="5124278.12" table:style-name="ce17">
            <text:p>5.124.278<text:s/></text:p>
          </table:table-cell>
          <table:table-cell office:value-type="float" office:value="231907279.52000001" table:style-name="ce17">
            <text:p>231.907.280<text:s/></text:p>
          </table:table-cell>
          <table:table-cell office:value-type="float" office:value="181137944.44999999" table:style-name="ce17">
            <text:p>181.137.944<text:s/></text:p>
          </table:table-cell>
          <table:table-cell office:value-type="float" office:value="3374592450.1700001" table:style-name="ce17">
            <text:p>3.374.592.450<text:s/></text:p>
          </table:table-cell>
          <table:table-cell office:value-type="float" office:value="105585158.65000001" table:style-name="ce17">
            <text:p>105.585.159<text:s/></text:p>
          </table:table-cell>
          <table:table-cell office:value-type="float" office:value="129148152.94" table:style-name="ce17">
            <text:p>129.148.153<text:s/></text:p>
          </table:table-cell>
          <table:table-cell office:value-type="float" office:value="45648124.079999998" table:style-name="ce17">
            <text:p>45.648.124<text:s/></text:p>
          </table:table-cell>
          <table:table-cell office:value-type="float" office:value="574770138.58000004" table:style-name="ce17">
            <text:p>574.770.139<text:s/></text:p>
          </table:table-cell>
          <table:table-cell office:value-type="float" office:value="52483328.909999996" table:style-name="ce17">
            <text:p>52.483.329<text:s/></text:p>
          </table:table-cell>
          <table:table-cell office:value-type="float" office:value="88030016.870000005" table:style-name="ce17">
            <text:p>88.030.017<text:s/></text:p>
          </table:table-cell>
          <table:table-cell office:value-type="float" office:value="83455962.150000006" table:style-name="ce17">
            <text:p>83.455.962<text:s/></text:p>
          </table:table-cell>
          <table:table-cell office:value-type="float" office:value="55018738.009999998" table:style-name="ce17">
            <text:p>55.018.738<text:s/></text:p>
          </table:table-cell>
          <table:table-cell office:value-type="float" office:value="150918189.5" table:style-name="ce17">
            <text:p>150.918.190<text:s/></text:p>
          </table:table-cell>
          <table:table-cell office:value-type="float" office:value="27348059.789999999" table:style-name="ce17">
            <text:p>27.348.060<text:s/></text:p>
          </table:table-cell>
          <table:table-cell office:value-type="float" office:value="453253913.56999999" table:style-name="ce17">
            <text:p>453.253.914<text:s/></text:p>
          </table:table-cell>
          <table:table-cell office:value-type="float" office:value="2433842672.6100001" table:style-name="ce17">
            <text:p>2.433.842.673<text:s/></text:p>
          </table:table-cell>
          <table:table-cell office:value-type="float" office:value="45421604.969999999" table:style-name="ce17">
            <text:p>45.421.605<text:s/></text:p>
          </table:table-cell>
          <table:table-cell office:value-type="float" office:value="20587444.629999999" table:style-name="ce17">
            <text:p>20.587.445<text:s/></text:p>
          </table:table-cell>
          <table:table-cell office:value-type="float" office:value="7380743.1699999999" table:style-name="ce17">
            <text:p>7.380.743<text:s/></text:p>
          </table:table-cell>
          <table:table-cell office:value-type="float" office:value="575641041.86000001" table:style-name="ce17">
            <text:p>575.641.042<text:s/></text:p>
          </table:table-cell>
          <table:table-cell office:value-type="float" office:value="268498528.14999998" table:style-name="ce17">
            <text:p>268.498.528<text:s/></text:p>
          </table:table-cell>
          <table:table-cell office:value-type="float" office:value="29384915.93" table:style-name="ce17">
            <text:p>29.384.916<text:s/></text:p>
          </table:table-cell>
          <table:table-cell office:value-type="float" office:value="7950869644.7600002" table:style-name="ce17">
            <text:p>7.950.869.645<text:s/></text:p>
          </table:table-cell>
          <table:table-cell office:value-type="float" office:value="13544377.35" table:style-name="ce17">
            <text:p>13.544.377<text:s/></text:p>
          </table:table-cell>
          <table:table-cell office:value-type="float" office:value="17039104970.130001" table:style-name="ce18">
            <text:p>17.039.104.9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205628.4199999999" table:style-name="ce17">
            <text:p>7.205.628<text:s/></text:p>
          </table:table-cell>
          <table:table-cell office:value-type="float" office:value="27962595.41" table:style-name="ce17">
            <text:p>27.962.595<text:s/></text:p>
          </table:table-cell>
          <table:table-cell office:value-type="float" office:value="75620870.299999997" table:style-name="ce17">
            <text:p>75.620.870<text:s/></text:p>
          </table:table-cell>
          <table:table-cell office:value-type="float" office:value="4661124.21" table:style-name="ce17">
            <text:p>4.661.124<text:s/></text:p>
          </table:table-cell>
          <table:table-cell office:value-type="float" office:value="191731643.58000001" table:style-name="ce17">
            <text:p>191.731.644<text:s/></text:p>
          </table:table-cell>
          <table:table-cell office:value-type="float" office:value="135333929.06999999" table:style-name="ce17">
            <text:p>135.333.929<text:s/></text:p>
          </table:table-cell>
          <table:table-cell office:value-type="float" office:value="2691266307.96" table:style-name="ce17">
            <text:p>2.691.266.308<text:s/></text:p>
          </table:table-cell>
          <table:table-cell office:value-type="float" office:value="73950046.609999999" table:style-name="ce17">
            <text:p>73.950.047<text:s/></text:p>
          </table:table-cell>
          <table:table-cell office:value-type="float" office:value="107966407.36" table:style-name="ce17">
            <text:p>107.966.407<text:s/></text:p>
          </table:table-cell>
          <table:table-cell office:value-type="float" office:value="39435971.210000001" table:style-name="ce17">
            <text:p>39.435.971<text:s/></text:p>
          </table:table-cell>
          <table:table-cell office:value-type="float" office:value="429014918.17000002" table:style-name="ce17">
            <text:p>429.014.918<text:s/></text:p>
          </table:table-cell>
          <table:table-cell office:value-type="float" office:value="43196485.979999997" table:style-name="ce17">
            <text:p>43.196.486<text:s/></text:p>
          </table:table-cell>
          <table:table-cell office:value-type="float" office:value="72841080.239999995" table:style-name="ce17">
            <text:p>72.841.080<text:s/></text:p>
          </table:table-cell>
          <table:table-cell office:value-type="float" office:value="72402043.590000004" table:style-name="ce17">
            <text:p>72.402.044<text:s/></text:p>
          </table:table-cell>
          <table:table-cell office:value-type="float" office:value="50714768.170000002" table:style-name="ce17">
            <text:p>50.714.768<text:s/></text:p>
          </table:table-cell>
          <table:table-cell office:value-type="float" office:value="123498960.09" table:style-name="ce17">
            <text:p>123.498.960<text:s/></text:p>
          </table:table-cell>
          <table:table-cell office:value-type="float" office:value="24469978.52" table:style-name="ce17">
            <text:p>24.469.979<text:s/></text:p>
          </table:table-cell>
          <table:table-cell office:value-type="float" office:value="327724323" table:style-name="ce17">
            <text:p>327.724.323<text:s/></text:p>
          </table:table-cell>
          <table:table-cell office:value-type="float" office:value="1152287674.8" table:style-name="ce17">
            <text:p>1.152.287.675<text:s/></text:p>
          </table:table-cell>
          <table:table-cell office:value-type="float" office:value="40615965.810000002" table:style-name="ce17">
            <text:p>40.615.966<text:s/></text:p>
          </table:table-cell>
          <table:table-cell office:value-type="float" office:value="18018243.109999999" table:style-name="ce17">
            <text:p>18.018.243<text:s/></text:p>
          </table:table-cell>
          <table:table-cell office:value-type="float" office:value="6906664.3200000003" table:style-name="ce17">
            <text:p>6.906.664<text:s/></text:p>
          </table:table-cell>
          <table:table-cell office:value-type="float" office:value="399312676.06" table:style-name="ce17">
            <text:p>399.312.676<text:s/></text:p>
          </table:table-cell>
          <table:table-cell office:value-type="float" office:value="198325724.09999999" table:style-name="ce17">
            <text:p>198.325.724<text:s/></text:p>
          </table:table-cell>
          <table:table-cell office:value-type="float" office:value="23741342.350000001" table:style-name="ce17">
            <text:p>23.741.342<text:s/></text:p>
          </table:table-cell>
          <table:table-cell office:value-type="float" office:value="4354318302.9099998" table:style-name="ce17">
            <text:p>4.354.318.303<text:s/></text:p>
          </table:table-cell>
          <table:table-cell office:value-type="float" office:value="10537914.720000001" table:style-name="ce17">
            <text:p>10.537.915<text:s/></text:p>
          </table:table-cell>
          <table:table-cell office:value-type="float" office:value="10703061590.070002" table:style-name="ce18">
            <text:p>10.703.061.5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69305.22" table:style-name="ce17">
            <text:p>369.305<text:s/></text:p>
          </table:table-cell>
          <table:table-cell office:value-type="float" office:value="1722610.73" table:style-name="ce17">
            <text:p>1.722.611<text:s/></text:p>
          </table:table-cell>
          <table:table-cell office:value-type="float" office:value="2917795.6" table:style-name="ce17">
            <text:p>2.917.796<text:s/></text:p>
          </table:table-cell>
          <table:table-cell office:value-type="float" office:value="98685.91" table:style-name="ce17">
            <text:p>98.686<text:s/></text:p>
          </table:table-cell>
          <table:table-cell office:value-type="float" office:value="10833793.699999999" table:style-name="ce17">
            <text:p>10.833.794<text:s/></text:p>
          </table:table-cell>
          <table:table-cell office:value-type="float" office:value="22483146.399999999" table:style-name="ce17">
            <text:p>22.483.146<text:s/></text:p>
          </table:table-cell>
          <table:table-cell office:value-type="float" office:value="315411780.28000003" table:style-name="ce17">
            <text:p>315.411.780<text:s/></text:p>
          </table:table-cell>
          <table:table-cell office:value-type="float" office:value="11613315.380000001" table:style-name="ce17">
            <text:p>11.613.315<text:s/></text:p>
          </table:table-cell>
          <table:table-cell office:value-type="float" office:value="8997077.3599999994" table:style-name="ce17">
            <text:p>8.997.077<text:s/></text:p>
          </table:table-cell>
          <table:table-cell office:value-type="float" office:value="3065936.52" table:style-name="ce17">
            <text:p>3.065.937<text:s/></text:p>
          </table:table-cell>
          <table:table-cell office:value-type="float" office:value="77211198.510000005" table:style-name="ce17">
            <text:p>77.211.199<text:s/></text:p>
          </table:table-cell>
          <table:table-cell office:value-type="float" office:value="5638170.8700000001" table:style-name="ce17">
            <text:p>5.638.171<text:s/></text:p>
          </table:table-cell>
          <table:table-cell office:value-type="float" office:value="5465526.3899999997" table:style-name="ce17">
            <text:p>5.465.526<text:s/></text:p>
          </table:table-cell>
          <table:table-cell office:value-type="float" office:value="5386331.2699999996" table:style-name="ce17">
            <text:p>5.386.331<text:s/></text:p>
          </table:table-cell>
          <table:table-cell office:value-type="float" office:value="2233703.15" table:style-name="ce17">
            <text:p>2.233.703<text:s/></text:p>
          </table:table-cell>
          <table:table-cell office:value-type="float" office:value="13269658.029999999" table:style-name="ce17">
            <text:p>13.269.658<text:s/></text:p>
          </table:table-cell>
          <table:table-cell office:value-type="float" office:value="1049677.57" table:style-name="ce17">
            <text:p>1.049.678<text:s/></text:p>
          </table:table-cell>
          <table:table-cell office:value-type="float" office:value="51452212.93" table:style-name="ce17">
            <text:p>51.452.213<text:s/></text:p>
          </table:table-cell>
          <table:table-cell office:value-type="float" office:value="656916212.64999998" table:style-name="ce17">
            <text:p>656.916.213<text:s/></text:p>
          </table:table-cell>
          <table:table-cell office:value-type="float" office:value="2602105.9700000002" table:style-name="ce17">
            <text:p>2.602.106<text:s/></text:p>
          </table:table-cell>
          <table:table-cell office:value-type="float" office:value="1599045.75" table:style-name="ce17">
            <text:p>1.599.046<text:s/></text:p>
          </table:table-cell>
          <table:table-cell office:value-type="float" office:value="157007.07" table:style-name="ce17">
            <text:p>157.007<text:s/></text:p>
          </table:table-cell>
          <table:table-cell office:value-type="float" office:value="107167799.83" table:style-name="ce17">
            <text:p>107.167.800<text:s/></text:p>
          </table:table-cell>
          <table:table-cell office:value-type="float" office:value="39289443.450000003" table:style-name="ce17">
            <text:p>39.289.443<text:s/></text:p>
          </table:table-cell>
          <table:table-cell office:value-type="float" office:value="2272589.4300000002" table:style-name="ce17">
            <text:p>2.272.589<text:s/></text:p>
          </table:table-cell>
          <table:table-cell office:value-type="float" office:value="2035034968.5699999" table:style-name="ce17">
            <text:p>2.035.034.969<text:s/></text:p>
          </table:table-cell>
          <table:table-cell office:value-type="float" office:value="442009.68" table:style-name="ce17">
            <text:p>442.010<text:s/></text:p>
          </table:table-cell>
          <table:table-cell office:value-type="float" office:value="3384701108.2199998" table:style-name="ce18">
            <text:p>3.384.701.1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169.68" table:style-name="ce17">
            <text:p>8.170<text:s/></text:p>
          </table:table-cell>
          <table:table-cell office:value-type="float" office:value="181668.59" table:style-name="ce17">
            <text:p>181.669<text:s/></text:p>
          </table:table-cell>
          <table:table-cell office:value-type="float" office:value="12355003.42" table:style-name="ce17">
            <text:p>12.355.003<text:s/></text:p>
          </table:table-cell>
          <table:table-cell office:value-type="float" office:value="4360.2299999999996" table:style-name="ce17">
            <text:p>4.360<text:s/></text:p>
          </table:table-cell>
          <table:table-cell office:value-type="float" office:value="15138504.460000001" table:style-name="ce17">
            <text:p>15.138.504<text:s/></text:p>
          </table:table-cell>
          <table:table-cell office:value-type="float" office:value="13867894.6" table:style-name="ce17">
            <text:p>13.867.895<text:s/></text:p>
          </table:table-cell>
          <table:table-cell office:value-type="float" office:value="211328953.26000002" table:style-name="ce17">
            <text:p>211.328.953<text:s/></text:p>
          </table:table-cell>
          <table:table-cell office:value-type="float" office:value="10077984.24" table:style-name="ce17">
            <text:p>10.077.984<text:s/></text:p>
          </table:table-cell>
          <table:table-cell office:value-type="float" office:value="5196169.45" table:style-name="ce17">
            <text:p>5.196.169<text:s/></text:p>
          </table:table-cell>
          <table:table-cell office:value-type="float" office:value="208638.49" table:style-name="ce17">
            <text:p>208.638<text:s/></text:p>
          </table:table-cell>
          <table:table-cell office:value-type="float" office:value="36305162.060000002" table:style-name="ce17">
            <text:p>36.305.162<text:s/></text:p>
          </table:table-cell>
          <table:table-cell office:value-type="float" office:value="1251401.3799999999" table:style-name="ce17">
            <text:p>1.251.401<text:s/></text:p>
          </table:table-cell>
          <table:table-cell office:value-type="float" office:value="6296715.8200000003" table:style-name="ce17">
            <text:p>6.296.716<text:s/></text:p>
          </table:table-cell>
          <table:table-cell office:value-type="float" office:value="2503807.6" table:style-name="ce17">
            <text:p>2.503.808<text:s/></text:p>
          </table:table-cell>
          <table:table-cell office:value-type="float" office:value="582583.56999999995" table:style-name="ce17">
            <text:p>582.584<text:s/></text:p>
          </table:table-cell>
          <table:table-cell office:value-type="float" office:value="4055965.14" table:style-name="ce17">
            <text:p>4.055.965<text:s/></text:p>
          </table:table-cell>
          <table:table-cell office:value-type="float" office:value="104904.36" table:style-name="ce17">
            <text:p>104.904<text:s/></text:p>
          </table:table-cell>
          <table:table-cell office:value-type="float" office:value="50811796.009999998" table:style-name="ce17">
            <text:p>50.811.796<text:s/></text:p>
          </table:table-cell>
          <table:table-cell office:value-type="float" office:value="518956399.19999999" table:style-name="ce17">
            <text:p>518.956.399<text:s/></text:p>
          </table:table-cell>
          <table:table-cell office:value-type="float" office:value="505959.89" table:style-name="ce17">
            <text:p>505.960<text:s/></text:p>
          </table:table-cell>
          <table:table-cell office:value-type="float" office:value="103708.92" table:style-name="ce17">
            <text:p>103.709<text:s/></text:p>
          </table:table-cell>
          <table:table-cell office:value-type="float" office:value="9185.14" table:style-name="ce17">
            <text:p>9.185<text:s/></text:p>
          </table:table-cell>
          <table:table-cell office:value-type="float" office:value="22158527.390000001" table:style-name="ce17">
            <text:p>22.158.527<text:s/></text:p>
          </table:table-cell>
          <table:table-cell office:value-type="float" office:value="12813205.27" table:style-name="ce17">
            <text:p>12.813.205<text:s/></text:p>
          </table:table-cell>
          <table:table-cell office:value-type="float" office:value="1810280.25" table:style-name="ce17">
            <text:p>1.810.280<text:s/></text:p>
          </table:table-cell>
          <table:table-cell office:value-type="float" office:value="1071570663.89" table:style-name="ce17">
            <text:p>1.071.570.664<text:s/></text:p>
          </table:table-cell>
          <table:table-cell office:value-type="float" office:value="1168311.6399999999" table:style-name="ce17">
            <text:p>1.168.312<text:s/></text:p>
          </table:table-cell>
          <table:table-cell office:value-type="float" office:value="1999375923.95" table:style-name="ce18">
            <text:p>1.999.375.9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02284.63" table:style-name="ce17">
            <text:p>502.285<text:s/></text:p>
          </table:table-cell>
          <table:table-cell office:value-type="float" office:value="1485701.24" table:style-name="ce17">
            <text:p>1.485.701<text:s/></text:p>
          </table:table-cell>
          <table:table-cell office:value-type="float" office:value="5180628.1500000004" table:style-name="ce17">
            <text:p>5.180.628<text:s/></text:p>
          </table:table-cell>
          <table:table-cell office:value-type="float" office:value="360107.76999999996" table:style-name="ce17">
            <text:p>360.108<text:s/></text:p>
          </table:table-cell>
          <table:table-cell office:value-type="float" office:value="14203337.780000001" table:style-name="ce17">
            <text:p>14.203.338<text:s/></text:p>
          </table:table-cell>
          <table:table-cell office:value-type="float" office:value="9452974.3800000008" table:style-name="ce17">
            <text:p>9.452.974<text:s/></text:p>
          </table:table-cell>
          <table:table-cell office:value-type="float" office:value="156585408.66999999" table:style-name="ce17">
            <text:p>156.585.409<text:s/></text:p>
          </table:table-cell>
          <table:table-cell office:value-type="float" office:value="9943812.4199999999" table:style-name="ce17">
            <text:p>9.943.812<text:s/></text:p>
          </table:table-cell>
          <table:table-cell office:value-type="float" office:value="6988498.7699999996" table:style-name="ce17">
            <text:p>6.988.499<text:s/></text:p>
          </table:table-cell>
          <table:table-cell office:value-type="float" office:value="2937577.86" table:style-name="ce17">
            <text:p>2.937.578<text:s/></text:p>
          </table:table-cell>
          <table:table-cell office:value-type="float" office:value="32238859.840000004" table:style-name="ce17">
            <text:p>32.238.860<text:s/></text:p>
          </table:table-cell>
          <table:table-cell office:value-type="float" office:value="2397270.6800000002" table:style-name="ce17">
            <text:p>2.397.271<text:s/></text:p>
          </table:table-cell>
          <table:table-cell office:value-type="float" office:value="3426694.42" table:style-name="ce17">
            <text:p>3.426.694<text:s/></text:p>
          </table:table-cell>
          <table:table-cell office:value-type="float" office:value="3163779.69" table:style-name="ce17">
            <text:p>3.163.780<text:s/></text:p>
          </table:table-cell>
          <table:table-cell office:value-type="float" office:value="1487683.1199999999" table:style-name="ce17">
            <text:p>1.487.683<text:s/></text:p>
          </table:table-cell>
          <table:table-cell office:value-type="float" office:value="10093606.24" table:style-name="ce17">
            <text:p>10.093.606<text:s/></text:p>
          </table:table-cell>
          <table:table-cell office:value-type="float" office:value="1723499.3399999999" table:style-name="ce17">
            <text:p>1.723.499<text:s/></text:p>
          </table:table-cell>
          <table:table-cell office:value-type="float" office:value="23265581.630000003" table:style-name="ce17">
            <text:p>23.265.582<text:s/></text:p>
          </table:table-cell>
          <table:table-cell office:value-type="float" office:value="105682385.95999999" table:style-name="ce17">
            <text:p>105.682.386<text:s/></text:p>
          </table:table-cell>
          <table:table-cell office:value-type="float" office:value="1697573.3" table:style-name="ce17">
            <text:p>1.697.573<text:s/></text:p>
          </table:table-cell>
          <table:table-cell office:value-type="float" office:value="866446.85" table:style-name="ce17">
            <text:p>866.447<text:s/></text:p>
          </table:table-cell>
          <table:table-cell office:value-type="float" office:value="307886.64" table:style-name="ce17">
            <text:p>307.887<text:s/></text:p>
          </table:table-cell>
          <table:table-cell office:value-type="float" office:value="47002038.579999998" table:style-name="ce17">
            <text:p>47.002.039<text:s/></text:p>
          </table:table-cell>
          <table:table-cell office:value-type="float" office:value="18070155.329999998" table:style-name="ce17">
            <text:p>18.070.155<text:s/></text:p>
          </table:table-cell>
          <table:table-cell office:value-type="float" office:value="1560703.9" table:style-name="ce17">
            <text:p>1.560.704<text:s/></text:p>
          </table:table-cell>
          <table:table-cell office:value-type="float" office:value="489945709.39000005" table:style-name="ce17">
            <text:p>489.945.709<text:s/></text:p>
          </table:table-cell>
          <table:table-cell office:value-type="float" office:value="1396141.31" table:style-name="ce17">
            <text:p>1.396.141<text:s/></text:p>
          </table:table-cell>
          <table:table-cell office:value-type="float" office:value="951966347.88999999" table:style-name="ce18">
            <text:p>951.966.3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79134.17" table:style-name="ce17">
            <text:p>379.134<text:s/></text:p>
          </table:table-cell>
          <table:table-cell office:value-type="float" office:value="1153904.6200000001" table:style-name="ce17">
            <text:p>1.153.905<text:s/></text:p>
          </table:table-cell>
          <table:table-cell office:value-type="float" office:value="4937360.4000000004" table:style-name="ce17">
            <text:p>4.937.360<text:s/></text:p>
          </table:table-cell>
          <table:table-cell office:value-type="float" office:value="278911.93" table:style-name="ce17">
            <text:p>278.912<text:s/></text:p>
          </table:table-cell>
          <table:table-cell office:value-type="float" office:value="4370929.6399999997" table:style-name="ce17">
            <text:p>4.370.930<text:s/></text:p>
          </table:table-cell>
          <table:table-cell office:value-type="float" office:value="4532955.1900000004" table:style-name="ce17">
            <text:p>4.532.955<text:s/></text:p>
          </table:table-cell>
          <table:table-cell office:value-type="float" office:value="472109720.38" table:style-name="ce17">
            <text:p>472.109.720<text:s/></text:p>
          </table:table-cell>
          <table:table-cell office:value-type="float" office:value="13349411.16" table:style-name="ce17">
            <text:p>13.349.411<text:s/></text:p>
          </table:table-cell>
          <table:table-cell office:value-type="float" office:value="8921572.3000000007" table:style-name="ce17">
            <text:p>8.921.572<text:s/></text:p>
          </table:table-cell>
          <table:table-cell office:value-type="float" office:value="368642.9" table:style-name="ce17">
            <text:p>368.643<text:s/></text:p>
          </table:table-cell>
          <table:table-cell office:value-type="float" office:value="95200875" table:style-name="ce17">
            <text:p>95.200.875<text:s/></text:p>
          </table:table-cell>
          <table:table-cell office:value-type="float" office:value="4240445.46" table:style-name="ce17">
            <text:p>4.240.445<text:s/></text:p>
          </table:table-cell>
          <table:table-cell office:value-type="float" office:value="9031699.8900000006" table:style-name="ce17">
            <text:p>9.031.700<text:s/></text:p>
          </table:table-cell>
          <table:table-cell office:value-type="float" office:value="10798381.800000001" table:style-name="ce17">
            <text:p>10.798.382<text:s/></text:p>
          </table:table-cell>
          <table:table-cell office:value-type="float" office:value="1707951.64" table:style-name="ce17">
            <text:p>1.707.952<text:s/></text:p>
          </table:table-cell>
          <table:table-cell office:value-type="float" office:value="11119507.99" table:style-name="ce17">
            <text:p>11.119.508<text:s/></text:p>
          </table:table-cell>
          <table:table-cell office:value-type="float" office:value="697324.92" table:style-name="ce17">
            <text:p>697.325<text:s/></text:p>
          </table:table-cell>
          <table:table-cell office:value-type="float" office:value="58287476.399999999" table:style-name="ce17">
            <text:p>58.287.476<text:s/></text:p>
          </table:table-cell>
          <table:table-cell office:value-type="float" office:value="107054602.95" table:style-name="ce17">
            <text:p>107.054.603<text:s/></text:p>
          </table:table-cell>
          <table:table-cell office:value-type="float" office:value="1166964.02" table:style-name="ce17">
            <text:p>1.166.964<text:s/></text:p>
          </table:table-cell>
          <table:table-cell office:value-type="float" office:value="5800806.46" table:style-name="ce17">
            <text:p>5.800.806<text:s/></text:p>
          </table:table-cell>
          <table:table-cell office:value-type="float" office:value="242040.19" table:style-name="ce17">
            <text:p>242.040<text:s/></text:p>
          </table:table-cell>
          <table:table-cell office:value-type="float" office:value="98774806.409999996" table:style-name="ce17">
            <text:p>98.774.806<text:s/></text:p>
          </table:table-cell>
          <table:table-cell office:value-type="float" office:value="26853570.260000002" table:style-name="ce17">
            <text:p>26.853.570<text:s/></text:p>
          </table:table-cell>
          <table:table-cell office:value-type="float" office:value="3247246.09" table:style-name="ce17">
            <text:p>3.247.246<text:s/></text:p>
          </table:table-cell>
          <table:table-cell office:value-type="float" office:value="2194381426.5500002" table:style-name="ce17">
            <text:p>2.194.381.427<text:s/></text:p>
          </table:table-cell>
          <table:table-cell office:value-type="float" office:value="188104.25" table:style-name="ce17">
            <text:p>188.104<text:s/></text:p>
          </table:table-cell>
          <table:table-cell office:value-type="float" office:value="3139195772.9700003" table:style-name="ce18">
            <text:p>3.139.195.7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2509.06" table:style-name="ce17">
            <text:p>12.509<text:s/></text:p>
          </table:table-cell>
          <table:table-cell office:value-type="float" office:value="44544.6" table:style-name="ce17">
            <text:p>44.545<text:s/></text:p>
          </table:table-cell>
          <table:table-cell office:value-type="float" office:value="23486.36" table:style-name="ce17">
            <text:p>23.486<text:s/></text:p>
          </table:table-cell>
          <table:table-cell office:value-type="float" office:value="19307.05" table:style-name="ce17">
            <text:p>19.307<text:s/></text:p>
          </table:table-cell>
          <table:table-cell office:value-type="float" office:value="408555.3" table:style-name="ce17">
            <text:p>408.555<text:s/></text:p>
          </table:table-cell>
          <table:table-cell office:value-type="float" office:value="78509.820000000007" table:style-name="ce17">
            <text:p>78.510<text:s/></text:p>
          </table:table-cell>
          <table:table-cell office:value-type="float" office:value="43786.01" table:style-name="ce17">
            <text:p>43.786<text:s/></text:p>
          </table:table-cell>
          <table:table-cell office:value-type="float" office:value="50883.51" table:style-name="ce17">
            <text:p>50.884<text:s/></text:p>
          </table:table-cell>
          <table:table-cell office:value-type="float" office:value="893892.85" table:style-name="ce17">
            <text:p>893.893<text:s/></text:p>
          </table:table-cell>
          <table:table-cell office:value-type="float" office:value="129241.94" table:style-name="ce17">
            <text:p>129.242<text:s/></text:p>
          </table:table-cell>
          <table:table-cell office:value-type="float" office:value="1023497.27" table:style-name="ce17">
            <text:p>1.023.497<text:s/></text:p>
          </table:table-cell>
          <table:table-cell office:value-type="float" office:value="935094.53" table:style-name="ce17">
            <text:p>935.095<text:s/></text:p>
          </table:table-cell>
          <table:table-cell office:value-type="float" office:value="2256055.96" table:style-name="ce17">
            <text:p>2.256.056<text:s/></text:p>
          </table:table-cell>
          <table:table-cell office:value-type="float" office:value="327214.03999999998" table:style-name="ce17">
            <text:p>327.214<text:s/></text:p>
          </table:table-cell>
          <table:table-cell office:value-type="float" office:value="56652.93" table:style-name="ce17">
            <text:p>56.653<text:s/></text:p>
          </table:table-cell>
          <table:table-cell office:value-type="float" office:value="106018.77" table:style-name="ce17">
            <text:p>106.019<text:s/></text:p>
          </table:table-cell>
          <table:table-cell office:value-type="float" office:value="513908.41" table:style-name="ce17">
            <text:p>513.908<text:s/></text:p>
          </table:table-cell>
          <table:table-cell office:value-type="float" office:value="727616.43" table:style-name="ce17">
            <text:p>727.616<text:s/></text:p>
          </table:table-cell>
          <table:table-cell office:value-type="float" office:value="221760.03" table:style-name="ce17">
            <text:p>221.760<text:s/></text:p>
          </table:table-cell>
          <table:table-cell office:value-type="float" office:value="46344.67" table:style-name="ce17">
            <text:p>46.345<text:s/></text:p>
          </table:table-cell>
          <table:table-cell office:value-type="float" office:value="65076.62" table:style-name="ce17">
            <text:p>65.077<text:s/></text:p>
          </table:table-cell>
          <table:table-cell office:value-type="float" office:value="43280.66" table:style-name="ce17">
            <text:p>43.281<text:s/></text:p>
          </table:table-cell>
          <table:table-cell office:value-type="float" office:value="670675.01" table:style-name="ce17">
            <text:p>670.675<text:s/></text:p>
          </table:table-cell>
          <table:table-cell office:value-type="float" office:value="173070.12" table:style-name="ce17">
            <text:p>173.070<text:s/></text:p>
          </table:table-cell>
          <table:table-cell office:value-type="float" office:value="87134.68" table:style-name="ce17">
            <text:p>87.135<text:s/></text:p>
          </table:table-cell>
          <table:table-cell office:value-type="float" office:value="1361762.22" table:style-name="ce17">
            <text:p>1.361.762<text:s/></text:p>
          </table:table-cell>
          <table:table-cell office:value-type="float" office:value="143479.16" table:style-name="ce17">
            <text:p>143.479<text:s/></text:p>
          </table:table-cell>
          <table:table-cell office:value-type="float" office:value="10463358.01" table:style-name="ce18">
            <text:p>10.463.3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257748.6099999994" table:style-name="ce17">
            <text:p>9.257.749<text:s/></text:p>
          </table:table-cell>
          <table:table-cell office:value-type="float" office:value="62726700.659999996" table:style-name="ce17">
            <text:p>62.726.701<text:s/></text:p>
          </table:table-cell>
          <table:table-cell office:value-type="float" office:value="270285407.60000002" table:style-name="ce17">
            <text:p>270.285.408<text:s/></text:p>
          </table:table-cell>
          <table:table-cell office:value-type="float" office:value="7073239.9100000001" table:style-name="ce17">
            <text:p>7.073.240<text:s/></text:p>
          </table:table-cell>
          <table:table-cell office:value-type="float" office:value="489596622.06" table:style-name="ce17">
            <text:p>489.596.622<text:s/></text:p>
          </table:table-cell>
          <table:table-cell office:value-type="float" office:value="314862985.80000001" table:style-name="ce17">
            <text:p>314.862.986<text:s/></text:p>
          </table:table-cell>
          <table:table-cell office:value-type="float" office:value="856443374.81000006" table:style-name="ce17">
            <text:p>856.443.375<text:s/></text:p>
          </table:table-cell>
          <table:table-cell office:value-type="float" office:value="362165617.77999997" table:style-name="ce17">
            <text:p>362.165.618<text:s/></text:p>
          </table:table-cell>
          <table:table-cell office:value-type="float" office:value="230588401.78999999" table:style-name="ce17">
            <text:p>230.588.402<text:s/></text:p>
          </table:table-cell>
          <table:table-cell office:value-type="float" office:value="275741798.58999997" table:style-name="ce17">
            <text:p>275.741.799<text:s/></text:p>
          </table:table-cell>
          <table:table-cell office:value-type="float" office:value="886676729.01999998" table:style-name="ce17">
            <text:p>886.676.729<text:s/></text:p>
          </table:table-cell>
          <table:table-cell office:value-type="float" office:value="80653552.069999993" table:style-name="ce17">
            <text:p>80.653.552<text:s/></text:p>
          </table:table-cell>
          <table:table-cell office:value-type="float" office:value="119798989.61" table:style-name="ce17">
            <text:p>119.798.990<text:s/></text:p>
          </table:table-cell>
          <table:table-cell office:value-type="float" office:value="119529080.52" table:style-name="ce17">
            <text:p>119.529.081<text:s/></text:p>
          </table:table-cell>
          <table:table-cell office:value-type="float" office:value="63267176.93" table:style-name="ce17">
            <text:p>63.267.177<text:s/></text:p>
          </table:table-cell>
          <table:table-cell office:value-type="float" office:value="480239917.69999999" table:style-name="ce17">
            <text:p>480.239.918<text:s/></text:p>
          </table:table-cell>
          <table:table-cell office:value-type="float" office:value="44036872.869999997" table:style-name="ce17">
            <text:p>44.036.873<text:s/></text:p>
          </table:table-cell>
          <table:table-cell office:value-type="float" office:value="1049446108.36" table:style-name="ce17">
            <text:p>1.049.446.108<text:s/></text:p>
          </table:table-cell>
          <table:table-cell office:value-type="float" office:value="4479173419" table:style-name="ce17">
            <text:p>4.479.173.419<text:s/></text:p>
          </table:table-cell>
          <table:table-cell office:value-type="float" office:value="66429822.619999997" table:style-name="ce17">
            <text:p>66.429.823<text:s/></text:p>
          </table:table-cell>
          <table:table-cell office:value-type="float" office:value="33357051.739999998" table:style-name="ce17">
            <text:p>33.357.052<text:s/></text:p>
          </table:table-cell>
          <table:table-cell office:value-type="float" office:value="8351798.8200000003" table:style-name="ce17">
            <text:p>8.351.799<text:s/></text:p>
          </table:table-cell>
          <table:table-cell office:value-type="float" office:value="986315585.34000003" table:style-name="ce17">
            <text:p>986.315.585<text:s/></text:p>
          </table:table-cell>
          <table:table-cell office:value-type="float" office:value="1007737030.48" table:style-name="ce17">
            <text:p>1.007.737.030<text:s/></text:p>
          </table:table-cell>
          <table:table-cell office:value-type="float" office:value="42992242.57" table:style-name="ce17">
            <text:p>42.992.243<text:s/></text:p>
          </table:table-cell>
          <table:table-cell office:value-type="float" office:value="7965245517.4300003" table:style-name="ce17">
            <text:p>7.965.245.517<text:s/></text:p>
          </table:table-cell>
          <table:table-cell office:value-type="float" office:value="27678334.640000001" table:style-name="ce17">
            <text:p>27.678.335<text:s/></text:p>
          </table:table-cell>
          <table:table-cell office:value-type="float" office:value="20339671127.330002" table:style-name="ce18">
            <text:p>20.339.671.1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762.28" table:style-name="ce17">
            <text:p>7.762<text:s/></text:p>
          </table:table-cell>
          <table:table-cell office:value-type="float" office:value="61731.67" table:style-name="ce17">
            <text:p>61.732<text:s/></text:p>
          </table:table-cell>
          <table:table-cell office:value-type="float" office:value="167591.47" table:style-name="ce17">
            <text:p>167.591<text:s/></text:p>
          </table:table-cell>
          <table:table-cell office:value-type="float" office:value="23886.560000000001" table:style-name="ce17">
            <text:p>23.887<text:s/></text:p>
          </table:table-cell>
          <table:table-cell office:value-type="float" office:value="1691029.98" table:style-name="ce17">
            <text:p>1.691.030<text:s/></text:p>
          </table:table-cell>
          <table:table-cell office:value-type="float" office:value="5840595.0199999996" table:style-name="ce17">
            <text:p>5.840.595<text:s/></text:p>
          </table:table-cell>
          <table:table-cell office:value-type="float" office:value="417229138.69" table:style-name="ce17">
            <text:p>417.229.139<text:s/></text:p>
          </table:table-cell>
          <table:table-cell office:value-type="float" office:value="7187392.3600000003" table:style-name="ce17">
            <text:p>7.187.392<text:s/></text:p>
          </table:table-cell>
          <table:table-cell office:value-type="float" office:value="276424.65999999997" table:style-name="ce17">
            <text:p>276.425<text:s/></text:p>
          </table:table-cell>
          <table:table-cell office:value-type="float" office:value="25699.19" table:style-name="ce17">
            <text:p>25.699<text:s/></text:p>
          </table:table-cell>
          <table:table-cell office:value-type="float" office:value="30173453.940000001" table:style-name="ce17">
            <text:p>30.173.454<text:s/></text:p>
          </table:table-cell>
          <table:table-cell office:value-type="float" office:value="15133.66" table:style-name="ce17">
            <text:p>15.134<text:s/></text:p>
          </table:table-cell>
          <table:table-cell office:value-type="float" office:value="222187.34" table:style-name="ce17">
            <text:p>222.187<text:s/></text:p>
          </table:table-cell>
          <table:table-cell office:value-type="float" office:value="11125342.57" table:style-name="ce17">
            <text:p>11.125.343<text:s/></text:p>
          </table:table-cell>
          <table:table-cell office:value-type="float" office:value="32909.85" table:style-name="ce17">
            <text:p>32.910<text:s/></text:p>
          </table:table-cell>
          <table:table-cell office:value-type="float" office:value="8224896.5599999996" table:style-name="ce17">
            <text:p>8.224.897<text:s/></text:p>
          </table:table-cell>
          <table:table-cell office:value-type="float" office:value="34232.36" table:style-name="ce17">
            <text:p>34.232<text:s/></text:p>
          </table:table-cell>
          <table:table-cell office:value-type="float" office:value="11120396.73" table:style-name="ce17">
            <text:p>11.120.397<text:s/></text:p>
          </table:table-cell>
          <table:table-cell office:value-type="float" office:value="119938407.76000001" table:style-name="ce17">
            <text:p>119.938.408<text:s/></text:p>
          </table:table-cell>
          <table:table-cell office:value-type="float" office:value="180112.97" table:style-name="ce17">
            <text:p>180.113<text:s/></text:p>
          </table:table-cell>
          <table:table-cell office:value-type="float" office:value="87071.88" table:style-name="ce17">
            <text:p>87.072<text:s/></text:p>
          </table:table-cell>
          <table:table-cell office:value-type="float" office:value="3573.82" table:style-name="ce17">
            <text:p>3.574<text:s/></text:p>
          </table:table-cell>
          <table:table-cell office:value-type="float" office:value="43763546.259999998" table:style-name="ce17">
            <text:p>43.763.546<text:s/></text:p>
          </table:table-cell>
          <table:table-cell office:value-type="float" office:value="1342239.81" table:style-name="ce17">
            <text:p>1.342.240<text:s/></text:p>
          </table:table-cell>
          <table:table-cell office:value-type="float" office:value="1829401.94" table:style-name="ce17">
            <text:p>1.829.402<text:s/></text:p>
          </table:table-cell>
          <table:table-cell office:value-type="float" office:value="763037581.13" table:style-name="ce17">
            <text:p>763.037.581<text:s/></text:p>
          </table:table-cell>
          <table:table-cell office:value-type="float" office:value="30103.75" table:style-name="ce17">
            <text:p>30.104<text:s/></text:p>
          </table:table-cell>
          <table:table-cell office:value-type="float" office:value="1423671844.21" table:style-name="ce18">
            <text:p>1.423.671.8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249986.3300000001" table:style-name="ce17">
            <text:p>9.249.986<text:s/></text:p>
          </table:table-cell>
          <table:table-cell office:value-type="float" office:value="62664968.990000002" table:style-name="ce17">
            <text:p>62.664.969<text:s/></text:p>
          </table:table-cell>
          <table:table-cell office:value-type="float" office:value="270117816.13" table:style-name="ce17">
            <text:p>270.117.816<text:s/></text:p>
          </table:table-cell>
          <table:table-cell office:value-type="float" office:value="7049353.3499999996" table:style-name="ce17">
            <text:p>7.049.353<text:s/></text:p>
          </table:table-cell>
          <table:table-cell office:value-type="float" office:value="487905592.08000004" table:style-name="ce17">
            <text:p>487.905.592<text:s/></text:p>
          </table:table-cell>
          <table:table-cell office:value-type="float" office:value="309022390.78000003" table:style-name="ce17">
            <text:p>309.022.391<text:s/></text:p>
          </table:table-cell>
          <table:table-cell office:value-type="float" office:value="439214236.11999995" table:style-name="ce17">
            <text:p>439.214.236<text:s/></text:p>
          </table:table-cell>
          <table:table-cell office:value-type="float" office:value="354978225.41999996" table:style-name="ce17">
            <text:p>354.978.225<text:s/></text:p>
          </table:table-cell>
          <table:table-cell office:value-type="float" office:value="230311977.13000003" table:style-name="ce17">
            <text:p>230.311.977<text:s/></text:p>
          </table:table-cell>
          <table:table-cell office:value-type="float" office:value="275716099.40000004" table:style-name="ce17">
            <text:p>275.716.099<text:s/></text:p>
          </table:table-cell>
          <table:table-cell office:value-type="float" office:value="856503275.08000004" table:style-name="ce17">
            <text:p>856.503.275<text:s/></text:p>
          </table:table-cell>
          <table:table-cell office:value-type="float" office:value="80638418.409999996" table:style-name="ce17">
            <text:p>80.638.418<text:s/></text:p>
          </table:table-cell>
          <table:table-cell office:value-type="float" office:value="119576802.27" table:style-name="ce17">
            <text:p>119.576.802<text:s/></text:p>
          </table:table-cell>
          <table:table-cell office:value-type="float" office:value="108403737.95" table:style-name="ce17">
            <text:p>108.403.738<text:s/></text:p>
          </table:table-cell>
          <table:table-cell office:value-type="float" office:value="63234267.079999998" table:style-name="ce17">
            <text:p>63.234.267<text:s/></text:p>
          </table:table-cell>
          <table:table-cell office:value-type="float" office:value="472015021.14000005" table:style-name="ce17">
            <text:p>472.015.021<text:s/></text:p>
          </table:table-cell>
          <table:table-cell office:value-type="float" office:value="44002640.50999999" table:style-name="ce17">
            <text:p>44.002.641<text:s/></text:p>
          </table:table-cell>
          <table:table-cell office:value-type="float" office:value="1038325711.6300001" table:style-name="ce17">
            <text:p>1.038.325.712<text:s/></text:p>
          </table:table-cell>
          <table:table-cell office:value-type="float" office:value="4359235011.2399998" table:style-name="ce17">
            <text:p>4.359.235.011<text:s/></text:p>
          </table:table-cell>
          <table:table-cell office:value-type="float" office:value="66249709.649999999" table:style-name="ce17">
            <text:p>66.249.710<text:s/></text:p>
          </table:table-cell>
          <table:table-cell office:value-type="float" office:value="33269979.860000003" table:style-name="ce17">
            <text:p>33.269.980<text:s/></text:p>
          </table:table-cell>
          <table:table-cell office:value-type="float" office:value="8348225" table:style-name="ce17">
            <text:p>8.348.225<text:s/></text:p>
          </table:table-cell>
          <table:table-cell office:value-type="float" office:value="942552039.08000004" table:style-name="ce17">
            <text:p>942.552.039<text:s/></text:p>
          </table:table-cell>
          <table:table-cell office:value-type="float" office:value="1006394790.67" table:style-name="ce17">
            <text:p>1.006.394.791<text:s/></text:p>
          </table:table-cell>
          <table:table-cell office:value-type="float" office:value="41162840.630000003" table:style-name="ce17">
            <text:p>41.162.841<text:s/></text:p>
          </table:table-cell>
          <table:table-cell office:value-type="float" office:value="7202207936.3000002" table:style-name="ce17">
            <text:p>7.202.207.936<text:s/></text:p>
          </table:table-cell>
          <table:table-cell office:value-type="float" office:value="27648230.889999997" table:style-name="ce17">
            <text:p>27.648.231<text:s/></text:p>
          </table:table-cell>
          <table:table-cell office:value-type="float" office:value="18915999283.119999" table:style-name="ce18">
            <text:p>18.915.999.2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691734.6" table:style-name="ce17">
            <text:p>3.691.735<text:s/></text:p>
          </table:table-cell>
          <table:table-cell office:value-type="float" office:value="14683792.08" table:style-name="ce17">
            <text:p>14.683.792<text:s/></text:p>
          </table:table-cell>
          <table:table-cell office:value-type="float" office:value="73225092.510000005" table:style-name="ce17">
            <text:p>73.225.093<text:s/></text:p>
          </table:table-cell>
          <table:table-cell office:value-type="float" office:value="3944994.3" table:style-name="ce17">
            <text:p>3.944.994<text:s/></text:p>
          </table:table-cell>
          <table:table-cell office:value-type="float" office:value="148139607.94" table:style-name="ce17">
            <text:p>148.139.608<text:s/></text:p>
          </table:table-cell>
          <table:table-cell office:value-type="float" office:value="88973128.560000002" table:style-name="ce17">
            <text:p>88.973.129<text:s/></text:p>
          </table:table-cell>
          <table:table-cell office:value-type="float" office:value="353075638.52000004" table:style-name="ce17">
            <text:p>353.075.639<text:s/></text:p>
          </table:table-cell>
          <table:table-cell office:value-type="float" office:value="90503142.040000007" table:style-name="ce17">
            <text:p>90.503.142<text:s/></text:p>
          </table:table-cell>
          <table:table-cell office:value-type="float" office:value="71029790.900000006" table:style-name="ce17">
            <text:p>71.029.791<text:s/></text:p>
          </table:table-cell>
          <table:table-cell office:value-type="float" office:value="76831138.420000002" table:style-name="ce17">
            <text:p>76.831.138<text:s/></text:p>
          </table:table-cell>
          <table:table-cell office:value-type="float" office:value="279187797.35000002" table:style-name="ce17">
            <text:p>279.187.797<text:s/></text:p>
          </table:table-cell>
          <table:table-cell office:value-type="float" office:value="30763554.890000001" table:style-name="ce17">
            <text:p>30.763.555<text:s/></text:p>
          </table:table-cell>
          <table:table-cell office:value-type="float" office:value="46531409.18" table:style-name="ce17">
            <text:p>46.531.409<text:s/></text:p>
          </table:table-cell>
          <table:table-cell office:value-type="float" office:value="44722526.140000001" table:style-name="ce17">
            <text:p>44.722.526<text:s/></text:p>
          </table:table-cell>
          <table:table-cell office:value-type="float" office:value="21627709.199999999" table:style-name="ce17">
            <text:p>21.627.709<text:s/></text:p>
          </table:table-cell>
          <table:table-cell office:value-type="float" office:value="128608232.70999999" table:style-name="ce17">
            <text:p>128.608.233<text:s/></text:p>
          </table:table-cell>
          <table:table-cell office:value-type="float" office:value="12541623.039999999" table:style-name="ce17">
            <text:p>12.541.623<text:s/></text:p>
          </table:table-cell>
          <table:table-cell office:value-type="float" office:value="277064150.01999998" table:style-name="ce17">
            <text:p>277.064.150<text:s/></text:p>
          </table:table-cell>
          <table:table-cell office:value-type="float" office:value="1078191876.8099999" table:style-name="ce17">
            <text:p>1.078.191.877<text:s/></text:p>
          </table:table-cell>
          <table:table-cell office:value-type="float" office:value="29383561.850000001" table:style-name="ce17">
            <text:p>29.383.562<text:s/></text:p>
          </table:table-cell>
          <table:table-cell office:value-type="float" office:value="14501726.710000001" table:style-name="ce17">
            <text:p>14.501.727<text:s/></text:p>
          </table:table-cell>
          <table:table-cell office:value-type="float" office:value="4850564.55" table:style-name="ce17">
            <text:p>4.850.565<text:s/></text:p>
          </table:table-cell>
          <table:table-cell office:value-type="float" office:value="275622312.35000002" table:style-name="ce17">
            <text:p>275.622.312<text:s/></text:p>
          </table:table-cell>
          <table:table-cell office:value-type="float" office:value="251278422.55000001" table:style-name="ce17">
            <text:p>251.278.423<text:s/></text:p>
          </table:table-cell>
          <table:table-cell office:value-type="float" office:value="17016958.789999999" table:style-name="ce17">
            <text:p>17.016.959<text:s/></text:p>
          </table:table-cell>
          <table:table-cell office:value-type="float" office:value="1947221373.8299999" table:style-name="ce17">
            <text:p>1.947.221.374<text:s/></text:p>
          </table:table-cell>
          <table:table-cell office:value-type="float" office:value="12073413.59" table:style-name="ce17">
            <text:p>12.073.414<text:s/></text:p>
          </table:table-cell>
          <table:table-cell office:value-type="float" office:value="5395285273.4300003" table:style-name="ce18">
            <text:p>5.395.285.2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58.5899999999999" table:style-name="ce17">
            <text:p>1.259<text:s/></text:p>
          </table:table-cell>
          <table:table-cell office:value-type="float" office:value="10149.629999999999" table:style-name="ce17">
            <text:p>10.150<text:s/></text:p>
          </table:table-cell>
          <table:table-cell office:value-type="float" office:value="27166.14" table:style-name="ce17">
            <text:p>27.166<text:s/></text:p>
          </table:table-cell>
          <table:table-cell office:value-type="float" office:value="6004.35" table:style-name="ce17">
            <text:p>6.004<text:s/></text:p>
          </table:table-cell>
          <table:table-cell office:value-type="float" office:value="274275.55" table:style-name="ce17">
            <text:p>274.276<text:s/></text:p>
          </table:table-cell>
          <table:table-cell office:value-type="float" office:value="2750144.25" table:style-name="ce17">
            <text:p>2.750.144<text:s/></text:p>
          </table:table-cell>
          <table:table-cell office:value-type="float" office:value="69606668.510000005" table:style-name="ce17">
            <text:p>69.606.669<text:s/></text:p>
          </table:table-cell>
          <table:table-cell office:value-type="float" office:value="1213469.3700000001" table:style-name="ce17">
            <text:p>1.213.469<text:s/></text:p>
          </table:table-cell>
          <table:table-cell office:value-type="float" office:value="44346.65" table:style-name="ce17">
            <text:p>44.347<text:s/></text:p>
          </table:table-cell>
          <table:table-cell office:value-type="float" office:value="4136.37" table:style-name="ce17">
            <text:p>4.136<text:s/></text:p>
          </table:table-cell>
          <table:table-cell office:value-type="float" office:value="5080240.91" table:style-name="ce17">
            <text:p>5.080.241<text:s/></text:p>
          </table:table-cell>
          <table:table-cell office:value-type="float" office:value="2834.86" table:style-name="ce17">
            <text:p>2.835<text:s/></text:p>
          </table:table-cell>
          <table:table-cell office:value-type="float" office:value="37555.31" table:style-name="ce17">
            <text:p>37.555<text:s/></text:p>
          </table:table-cell>
          <table:table-cell office:value-type="float" office:value="1812897.06" table:style-name="ce17">
            <text:p>1.812.897<text:s/></text:p>
          </table:table-cell>
          <table:table-cell office:value-type="float" office:value="8192.94" table:style-name="ce17">
            <text:p>8.193<text:s/></text:p>
          </table:table-cell>
          <table:table-cell office:value-type="float" office:value="1344438.13" table:style-name="ce17">
            <text:p>1.344.438<text:s/></text:p>
          </table:table-cell>
          <table:table-cell office:value-type="float" office:value="5631.43" table:style-name="ce17">
            <text:p>5.631<text:s/></text:p>
          </table:table-cell>
          <table:table-cell office:value-type="float" office:value="1809548.88" table:style-name="ce17">
            <text:p>1.809.549<text:s/></text:p>
          </table:table-cell>
          <table:table-cell office:value-type="float" office:value="19325565.309999999" table:style-name="ce17">
            <text:p>19.325.565<text:s/></text:p>
          </table:table-cell>
          <table:table-cell office:value-type="float" office:value="29293.53" table:style-name="ce17">
            <text:p>29.294<text:s/></text:p>
          </table:table-cell>
          <table:table-cell office:value-type="float" office:value="13246.3" table:style-name="ce17">
            <text:p>13.246<text:s/></text:p>
          </table:table-cell>
          <table:table-cell office:value-type="float" office:value="580.75" table:style-name="ce17">
            <text:p>581<text:s/></text:p>
          </table:table-cell>
          <table:table-cell office:value-type="float" office:value="7448091.4299999997" table:style-name="ce17">
            <text:p>7.448.091<text:s/></text:p>
          </table:table-cell>
          <table:table-cell office:value-type="float" office:value="214667.86" table:style-name="ce17">
            <text:p>214.668<text:s/></text:p>
          </table:table-cell>
          <table:table-cell office:value-type="float" office:value="308656.99" table:style-name="ce17">
            <text:p>308.657<text:s/></text:p>
          </table:table-cell>
          <table:table-cell office:value-type="float" office:value="130695037.73" table:style-name="ce17">
            <text:p>130.695.038<text:s/></text:p>
          </table:table-cell>
          <table:table-cell office:value-type="float" office:value="5837.24" table:style-name="ce17">
            <text:p>5.837<text:s/></text:p>
          </table:table-cell>
          <table:table-cell office:value-type="float" office:value="242079936.07000005" table:style-name="ce18">
            <text:p>242.079.9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690476.0100000002" table:style-name="ce17">
            <text:p>3.690.476<text:s/></text:p>
          </table:table-cell>
          <table:table-cell office:value-type="float" office:value="14673642.449999999" table:style-name="ce17">
            <text:p>14.673.642<text:s/></text:p>
          </table:table-cell>
          <table:table-cell office:value-type="float" office:value="73197926.370000005" table:style-name="ce17">
            <text:p>73.197.926<text:s/></text:p>
          </table:table-cell>
          <table:table-cell office:value-type="float" office:value="3938989.95" table:style-name="ce17">
            <text:p>3.938.990<text:s/></text:p>
          </table:table-cell>
          <table:table-cell office:value-type="float" office:value="147865332.39000002" table:style-name="ce17">
            <text:p>147.865.332<text:s/></text:p>
          </table:table-cell>
          <table:table-cell office:value-type="float" office:value="86222984.310000002" table:style-name="ce17">
            <text:p>86.222.984<text:s/></text:p>
          </table:table-cell>
          <table:table-cell office:value-type="float" office:value="283468970.00999999" table:style-name="ce17">
            <text:p>283.468.970<text:s/></text:p>
          </table:table-cell>
          <table:table-cell office:value-type="float" office:value="89289672.670000002" table:style-name="ce17">
            <text:p>89.289.673<text:s/></text:p>
          </table:table-cell>
          <table:table-cell office:value-type="float" office:value="70985444.25" table:style-name="ce17">
            <text:p>70.985.444<text:s/></text:p>
          </table:table-cell>
          <table:table-cell office:value-type="float" office:value="76827002.049999997" table:style-name="ce17">
            <text:p>76.827.002<text:s/></text:p>
          </table:table-cell>
          <table:table-cell office:value-type="float" office:value="274107556.44" table:style-name="ce17">
            <text:p>274.107.556<text:s/></text:p>
          </table:table-cell>
          <table:table-cell office:value-type="float" office:value="30760720.029999997" table:style-name="ce17">
            <text:p>30.760.720<text:s/></text:p>
          </table:table-cell>
          <table:table-cell office:value-type="float" office:value="46493853.870000005" table:style-name="ce17">
            <text:p>46.493.854<text:s/></text:p>
          </table:table-cell>
          <table:table-cell office:value-type="float" office:value="42909629.079999998" table:style-name="ce17">
            <text:p>42.909.629<text:s/></text:p>
          </table:table-cell>
          <table:table-cell office:value-type="float" office:value="21619516.260000005" table:style-name="ce17">
            <text:p>21.619.516<text:s/></text:p>
          </table:table-cell>
          <table:table-cell office:value-type="float" office:value="127263794.58" table:style-name="ce17">
            <text:p>127.263.795<text:s/></text:p>
          </table:table-cell>
          <table:table-cell office:value-type="float" office:value="12535991.609999999" table:style-name="ce17">
            <text:p>12.535.992<text:s/></text:p>
          </table:table-cell>
          <table:table-cell office:value-type="float" office:value="275254601.14000005" table:style-name="ce17">
            <text:p>275.254.601<text:s/></text:p>
          </table:table-cell>
          <table:table-cell office:value-type="float" office:value="1058866311.5" table:style-name="ce17">
            <text:p>1.058.866.312<text:s/></text:p>
          </table:table-cell>
          <table:table-cell office:value-type="float" office:value="29354268.32" table:style-name="ce17">
            <text:p>29.354.268<text:s/></text:p>
          </table:table-cell>
          <table:table-cell office:value-type="float" office:value="14488480.41" table:style-name="ce17">
            <text:p>14.488.480<text:s/></text:p>
          </table:table-cell>
          <table:table-cell office:value-type="float" office:value="4849983.8" table:style-name="ce17">
            <text:p>4.849.984<text:s/></text:p>
          </table:table-cell>
          <table:table-cell office:value-type="float" office:value="268174220.91999999" table:style-name="ce17">
            <text:p>268.174.221<text:s/></text:p>
          </table:table-cell>
          <table:table-cell office:value-type="float" office:value="251063754.69" table:style-name="ce17">
            <text:p>251.063.755<text:s/></text:p>
          </table:table-cell>
          <table:table-cell office:value-type="float" office:value="16708301.799999997" table:style-name="ce17">
            <text:p>16.708.302<text:s/></text:p>
          </table:table-cell>
          <table:table-cell office:value-type="float" office:value="1816526336.0999999" table:style-name="ce17">
            <text:p>1.816.526.336<text:s/></text:p>
          </table:table-cell>
          <table:table-cell office:value-type="float" office:value="12067576.350000001" table:style-name="ce17">
            <text:p>12.067.576<text:s/></text:p>
          </table:table-cell>
          <table:table-cell office:value-type="float" office:value="5153205337.3600006" table:style-name="ce18">
            <text:p>5.153.205.3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138078.1399999997" table:style-name="ce17">
            <text:p>6.138.078<text:s/></text:p>
          </table:table-cell>
          <table:table-cell office:value-type="float" office:value="25538839.949999999" table:style-name="ce17">
            <text:p>25.538.840<text:s/></text:p>
          </table:table-cell>
          <table:table-cell office:value-type="float" office:value="105675269.31999999" table:style-name="ce17">
            <text:p>105.675.269<text:s/></text:p>
          </table:table-cell>
          <table:table-cell office:value-type="float" office:value="4710316.87" table:style-name="ce17">
            <text:p>4.710.317<text:s/></text:p>
          </table:table-cell>
          <table:table-cell office:value-type="float" office:value="225634300.25" table:style-name="ce17">
            <text:p>225.634.300<text:s/></text:p>
          </table:table-cell>
          <table:table-cell office:value-type="float" office:value="144408427.68000001" table:style-name="ce17">
            <text:p>144.408.428<text:s/></text:p>
          </table:table-cell>
          <table:table-cell office:value-type="float" office:value="387051801.21999997" table:style-name="ce17">
            <text:p>387.051.801<text:s/></text:p>
          </table:table-cell>
          <table:table-cell office:value-type="float" office:value="108006361.65000001" table:style-name="ce17">
            <text:p>108.006.362<text:s/></text:p>
          </table:table-cell>
          <table:table-cell office:value-type="float" office:value="109313388.40000001" table:style-name="ce17">
            <text:p>109.313.388<text:s/></text:p>
          </table:table-cell>
          <table:table-cell office:value-type="float" office:value="44950207.93" table:style-name="ce17">
            <text:p>44.950.208<text:s/></text:p>
          </table:table-cell>
          <table:table-cell office:value-type="float" office:value="420859376.22000003" table:style-name="ce17">
            <text:p>420.859.376<text:s/></text:p>
          </table:table-cell>
          <table:table-cell office:value-type="float" office:value="47237714.899999999" table:style-name="ce17">
            <text:p>47.237.715<text:s/></text:p>
          </table:table-cell>
          <table:table-cell office:value-type="float" office:value="78720030.959999993" table:style-name="ce17">
            <text:p>78.720.031<text:s/></text:p>
          </table:table-cell>
          <table:table-cell office:value-type="float" office:value="65532457.270000003" table:style-name="ce17">
            <text:p>65.532.457<text:s/></text:p>
          </table:table-cell>
          <table:table-cell office:value-type="float" office:value="36049435.670000002" table:style-name="ce17">
            <text:p>36.049.436<text:s/></text:p>
          </table:table-cell>
          <table:table-cell office:value-type="float" office:value="127537611.68000001" table:style-name="ce17">
            <text:p>127.537.612<text:s/></text:p>
          </table:table-cell>
          <table:table-cell office:value-type="float" office:value="30195612.949999999" table:style-name="ce17">
            <text:p>30.195.613<text:s/></text:p>
          </table:table-cell>
          <table:table-cell office:value-type="float" office:value="412947395.13" table:style-name="ce17">
            <text:p>412.947.395<text:s/></text:p>
          </table:table-cell>
          <table:table-cell office:value-type="float" office:value="1070663380.3099999" table:style-name="ce17">
            <text:p>1.070.663.380<text:s/></text:p>
          </table:table-cell>
          <table:table-cell office:value-type="float" office:value="43160888.850000001" table:style-name="ce17">
            <text:p>43.160.889<text:s/></text:p>
          </table:table-cell>
          <table:table-cell office:value-type="float" office:value="19285862.940000001" table:style-name="ce17">
            <text:p>19.285.863<text:s/></text:p>
          </table:table-cell>
          <table:table-cell office:value-type="float" office:value="7099590.3399999999" table:style-name="ce17">
            <text:p>7.099.590<text:s/></text:p>
          </table:table-cell>
          <table:table-cell office:value-type="float" office:value="430410974.91000003" table:style-name="ce17">
            <text:p>430.410.975<text:s/></text:p>
          </table:table-cell>
          <table:table-cell office:value-type="float" office:value="297499779.33999997" table:style-name="ce17">
            <text:p>297.499.779<text:s/></text:p>
          </table:table-cell>
          <table:table-cell office:value-type="float" office:value="25582372.190000001" table:style-name="ce17">
            <text:p>25.582.372<text:s/></text:p>
          </table:table-cell>
          <table:table-cell office:value-type="float" office:value="3078983675.5900002" table:style-name="ce17">
            <text:p>3.078.983.676<text:s/></text:p>
          </table:table-cell>
          <table:table-cell office:value-type="float" office:value="16471730.75" table:style-name="ce17">
            <text:p>16.471.731<text:s/></text:p>
          </table:table-cell>
          <table:table-cell office:value-type="float" office:value="7369664881.4100008" table:style-name="ce18">
            <text:p>7.369.664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41624.47" table:style-name="ce17">
            <text:p>41.624<text:s/></text:p>
          </table:table-cell>
          <table:table-cell office:value-type="float" office:value="22021.39" table:style-name="ce17">
            <text:p>22.021<text:s/></text:p>
          </table:table-cell>
          <table:table-cell office:value-type="float" office:value="578469.93999999994" table:style-name="ce17">
            <text:p>578.470<text:s/></text:p>
          </table:table-cell>
          <table:table-cell office:value-type="float" office:value="1796.16" table:style-name="ce17">
            <text:p>1.796<text:s/></text:p>
          </table:table-cell>
          <table:table-cell office:value-type="float" office:value="1010001.81" table:style-name="ce17">
            <text:p>1.010.002<text:s/></text:p>
          </table:table-cell>
          <table:table-cell office:value-type="float" office:value="10529780.710000001" table:style-name="ce17">
            <text:p>10.529.781<text:s/></text:p>
          </table:table-cell>
          <table:table-cell office:value-type="float" office:value="193406049.41999999" table:style-name="ce17">
            <text:p>193.406.049<text:s/></text:p>
          </table:table-cell>
          <table:table-cell office:value-type="float" office:value="8526372.4499999993" table:style-name="ce17">
            <text:p>8.526.372<text:s/></text:p>
          </table:table-cell>
          <table:table-cell office:value-type="float" office:value="519586.23" table:style-name="ce17">
            <text:p>519.586<text:s/></text:p>
          </table:table-cell>
          <table:table-cell office:value-type="float" office:value="31618.97" table:style-name="ce17">
            <text:p>31.619<text:s/></text:p>
          </table:table-cell>
          <table:table-cell office:value-type="float" office:value="13522488.640000001" table:style-name="ce17">
            <text:p>13.522.489<text:s/></text:p>
          </table:table-cell>
          <table:table-cell office:value-type="float" office:value="135876.51" table:style-name="ce17">
            <text:p>135.877<text:s/></text:p>
          </table:table-cell>
          <table:table-cell office:value-type="float" office:value="549136.39" table:style-name="ce17">
            <text:p>549.136<text:s/></text:p>
          </table:table-cell>
          <table:table-cell office:value-type="float" office:value="15550812.539999999" table:style-name="ce17">
            <text:p>15.550.813<text:s/></text:p>
          </table:table-cell>
          <table:table-cell office:value-type="float" office:value="28242.46" table:style-name="ce17">
            <text:p>28.242<text:s/></text:p>
          </table:table-cell>
          <table:table-cell office:value-type="float" office:value="4339022.95" table:style-name="ce17">
            <text:p>4.339.023<text:s/></text:p>
          </table:table-cell>
          <table:table-cell office:value-type="float" office:value="12552.81" table:style-name="ce17">
            <text:p>12.553<text:s/></text:p>
          </table:table-cell>
          <table:table-cell office:value-type="float" office:value="15047762.09" table:style-name="ce17">
            <text:p>15.047.762<text:s/></text:p>
          </table:table-cell>
          <table:table-cell office:value-type="float" office:value="98479957.290000007" table:style-name="ce17">
            <text:p>98.479.957<text:s/></text:p>
          </table:table-cell>
          <table:table-cell office:value-type="float" office:value="64046.78" table:style-name="ce17">
            <text:p>64.047<text:s/></text:p>
          </table:table-cell>
          <table:table-cell office:value-type="float" office:value="475209.01" table:style-name="ce17">
            <text:p>475.209<text:s/></text:p>
          </table:table-cell>
          <table:table-cell office:value-type="float" office:value="5776.55" table:style-name="ce17">
            <text:p>5.777<text:s/></text:p>
          </table:table-cell>
          <table:table-cell office:value-type="float" office:value="35917885.219999999" table:style-name="ce17">
            <text:p>35.917.885<text:s/></text:p>
          </table:table-cell>
          <table:table-cell office:value-type="float" office:value="1210956.06" table:style-name="ce17">
            <text:p>1.210.956<text:s/></text:p>
          </table:table-cell>
          <table:table-cell office:value-type="float" office:value="2319126.59" table:style-name="ce17">
            <text:p>2.319.127<text:s/></text:p>
          </table:table-cell>
          <table:table-cell office:value-type="float" office:value="407769851.88" table:style-name="ce17">
            <text:p>407.769.852<text:s/></text:p>
          </table:table-cell>
          <table:table-cell office:value-type="float" office:value="7352.41" table:style-name="ce17">
            <text:p>7.352<text:s/></text:p>
          </table:table-cell>
          <table:table-cell office:value-type="float" office:value="810103377.72999978" table:style-name="ce18">
            <text:p>810.103.3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096453.6700000009" table:style-name="ce17">
            <text:p>6.096.454<text:s/></text:p>
          </table:table-cell>
          <table:table-cell office:value-type="float" office:value="25516818.559999999" table:style-name="ce17">
            <text:p>25.516.819<text:s/></text:p>
          </table:table-cell>
          <table:table-cell office:value-type="float" office:value="105096799.38000001" table:style-name="ce17">
            <text:p>105.096.799<text:s/></text:p>
          </table:table-cell>
          <table:table-cell office:value-type="float" office:value="4708520.71" table:style-name="ce17">
            <text:p>4.708.521<text:s/></text:p>
          </table:table-cell>
          <table:table-cell office:value-type="float" office:value="224624298.44" table:style-name="ce17">
            <text:p>224.624.298<text:s/></text:p>
          </table:table-cell>
          <table:table-cell office:value-type="float" office:value="133878646.97" table:style-name="ce17">
            <text:p>133.878.647<text:s/></text:p>
          </table:table-cell>
          <table:table-cell office:value-type="float" office:value="193645751.80000001" table:style-name="ce17">
            <text:p>193.645.752<text:s/></text:p>
          </table:table-cell>
          <table:table-cell office:value-type="float" office:value="99479989.199999988" table:style-name="ce17">
            <text:p>99.479.989<text:s/></text:p>
          </table:table-cell>
          <table:table-cell office:value-type="float" office:value="108793802.16999999" table:style-name="ce17">
            <text:p>108.793.802<text:s/></text:p>
          </table:table-cell>
          <table:table-cell office:value-type="float" office:value="44918588.959999993" table:style-name="ce17">
            <text:p>44.918.589<text:s/></text:p>
          </table:table-cell>
          <table:table-cell office:value-type="float" office:value="407336887.57999998" table:style-name="ce17">
            <text:p>407.336.888<text:s/></text:p>
          </table:table-cell>
          <table:table-cell office:value-type="float" office:value="47101838.390000001" table:style-name="ce17">
            <text:p>47.101.838<text:s/></text:p>
          </table:table-cell>
          <table:table-cell office:value-type="float" office:value="78170894.570000008" table:style-name="ce17">
            <text:p>78.170.895<text:s/></text:p>
          </table:table-cell>
          <table:table-cell office:value-type="float" office:value="49981644.729999997" table:style-name="ce17">
            <text:p>49.981.645<text:s/></text:p>
          </table:table-cell>
          <table:table-cell office:value-type="float" office:value="36021193.210000001" table:style-name="ce17">
            <text:p>36.021.193<text:s/></text:p>
          </table:table-cell>
          <table:table-cell office:value-type="float" office:value="123198588.73" table:style-name="ce17">
            <text:p>123.198.589<text:s/></text:p>
          </table:table-cell>
          <table:table-cell office:value-type="float" office:value="30183060.140000001" table:style-name="ce17">
            <text:p>30.183.060<text:s/></text:p>
          </table:table-cell>
          <table:table-cell office:value-type="float" office:value="397899633.04000002" table:style-name="ce17">
            <text:p>397.899.633<text:s/></text:p>
          </table:table-cell>
          <table:table-cell office:value-type="float" office:value="972183423.0200001" table:style-name="ce17">
            <text:p>972.183.423<text:s/></text:p>
          </table:table-cell>
          <table:table-cell office:value-type="float" office:value="43096842.07" table:style-name="ce17">
            <text:p>43.096.842<text:s/></text:p>
          </table:table-cell>
          <table:table-cell office:value-type="float" office:value="18810653.93" table:style-name="ce17">
            <text:p>18.810.654<text:s/></text:p>
          </table:table-cell>
          <table:table-cell office:value-type="float" office:value="7093813.79" table:style-name="ce17">
            <text:p>7.093.814<text:s/></text:p>
          </table:table-cell>
          <table:table-cell office:value-type="float" office:value="394493089.69000006" table:style-name="ce17">
            <text:p>394.493.090<text:s/></text:p>
          </table:table-cell>
          <table:table-cell office:value-type="float" office:value="296288823.27999997" table:style-name="ce17">
            <text:p>296.288.823<text:s/></text:p>
          </table:table-cell>
          <table:table-cell office:value-type="float" office:value="23263245.599999998" table:style-name="ce17">
            <text:p>23.263.246<text:s/></text:p>
          </table:table-cell>
          <table:table-cell office:value-type="float" office:value="2671213823.7099996" table:style-name="ce17">
            <text:p>2.671.213.824<text:s/></text:p>
          </table:table-cell>
          <table:table-cell office:value-type="float" office:value="16464378.34" table:style-name="ce17">
            <text:p>16.464.378<text:s/></text:p>
          </table:table-cell>
          <table:table-cell office:value-type="float" office:value="6559561503.6800003" table:style-name="ce18">
            <text:p>6.559.561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022237.03" table:style-name="ce17">
            <text:p>4.022.237<text:s/></text:p>
          </table:table-cell>
          <table:table-cell office:value-type="float" office:value="5739945.4500000002" table:style-name="ce17">
            <text:p>5.739.9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30969.23" table:style-name="ce17">
            <text:p>10.530.969<text:s/></text:p>
          </table:table-cell>
          <table:table-cell office:value-type="float" office:value="5334430.8" table:style-name="ce17">
            <text:p>5.334.4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48786.25" table:style-name="ce17">
            <text:p>948.7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664031.120000001" table:style-name="ce17">
            <text:p>22.664.031<text:s/></text:p>
          </table:table-cell>
          <table:table-cell office:value-type="float" office:value="347.63" table:style-name="ce17">
            <text:p>348<text:s/></text:p>
          </table:table-cell>
          <table:table-cell office:value-type="float" office:value="223963.5" table:style-name="ce17">
            <text:p>223.964<text:s/></text:p>
          </table:table-cell>
          <table:table-cell office:value-type="float" office:value="206994.94" table:style-name="ce17">
            <text:p>206.995<text:s/></text:p>
          </table:table-cell>
          <table:table-cell office:value-type="float" office:value="1319296.1499999999" table:style-name="ce17">
            <text:p>1.319.2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995886.34" table:style-name="ce17">
            <text:p>10.995.8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233234.310000001" table:style-name="ce17">
            <text:p>16.233.234<text:s/></text:p>
          </table:table-cell>
          <table:table-cell office:value-type="float" office:value="347240908.10000002" table:style-name="ce17">
            <text:p>347.240.9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788565.2799999993" table:style-name="ce17">
            <text:p>8.788.565<text:s/></text:p>
          </table:table-cell>
          <table:table-cell office:value-type="float" office:value="69.400000000000006" table:style-name="ce17">
            <text:p>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065064.010000002" table:style-name="ce17">
            <text:p>22.065.0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6314729.53999996" table:style-name="ce18">
            <text:p>456.314.7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01053.5199999996" table:style-name="ce17">
            <text:p>6.301.054<text:s/></text:p>
          </table:table-cell>
          <table:table-cell office:value-type="float" office:value="21282919.07" table:style-name="ce17">
            <text:p>21.282.919<text:s/></text:p>
          </table:table-cell>
          <table:table-cell office:value-type="float" office:value="21903402.27" table:style-name="ce17">
            <text:p>21.903.402<text:s/></text:p>
          </table:table-cell>
          <table:table-cell office:value-type="float" office:value="18988294.25" table:style-name="ce17">
            <text:p>18.988.294<text:s/></text:p>
          </table:table-cell>
          <table:table-cell office:value-type="float" office:value="55980437.380000003" table:style-name="ce17">
            <text:p>55.980.437<text:s/></text:p>
          </table:table-cell>
          <table:table-cell office:value-type="float" office:value="43484852.409999996" table:style-name="ce17">
            <text:p>43.484.852<text:s/></text:p>
          </table:table-cell>
          <table:table-cell office:value-type="float" office:value="1383437126.29" table:style-name="ce17">
            <text:p>1.383.437.126<text:s/></text:p>
          </table:table-cell>
          <table:table-cell office:value-type="float" office:value="28172786.539999999" table:style-name="ce17">
            <text:p>28.172.787<text:s/></text:p>
          </table:table-cell>
          <table:table-cell office:value-type="float" office:value="37291091.289999999" table:style-name="ce17">
            <text:p>37.291.091<text:s/></text:p>
          </table:table-cell>
          <table:table-cell office:value-type="float" office:value="23914987.190000001" table:style-name="ce17">
            <text:p>23.914.987<text:s/></text:p>
          </table:table-cell>
          <table:table-cell office:value-type="float" office:value="147040965.97999999" table:style-name="ce17">
            <text:p>147.040.966<text:s/></text:p>
          </table:table-cell>
          <table:table-cell office:value-type="float" office:value="21135262.600000001" table:style-name="ce17">
            <text:p>21.135.263<text:s/></text:p>
          </table:table-cell>
          <table:table-cell office:value-type="float" office:value="24078930.73" table:style-name="ce17">
            <text:p>24.078.931<text:s/></text:p>
          </table:table-cell>
          <table:table-cell office:value-type="float" office:value="39467723.450000003" table:style-name="ce17">
            <text:p>39.467.723<text:s/></text:p>
          </table:table-cell>
          <table:table-cell office:value-type="float" office:value="44881453.509999998" table:style-name="ce17">
            <text:p>44.881.454<text:s/></text:p>
          </table:table-cell>
          <table:table-cell office:value-type="float" office:value="65483545.740000002" table:style-name="ce17">
            <text:p>65.483.546<text:s/></text:p>
          </table:table-cell>
          <table:table-cell office:value-type="float" office:value="19075100.34" table:style-name="ce17">
            <text:p>19.075.100<text:s/></text:p>
          </table:table-cell>
          <table:table-cell office:value-type="float" office:value="69703707.459999993" table:style-name="ce17">
            <text:p>69.703.707<text:s/></text:p>
          </table:table-cell>
          <table:table-cell office:value-type="float" office:value="262410005.38" table:style-name="ce17">
            <text:p>262.410.005<text:s/></text:p>
          </table:table-cell>
          <table:table-cell office:value-type="float" office:value="35248618.729999997" table:style-name="ce17">
            <text:p>35.248.619<text:s/></text:p>
          </table:table-cell>
          <table:table-cell office:value-type="float" office:value="20666336.059999999" table:style-name="ce17">
            <text:p>20.666.336<text:s/></text:p>
          </table:table-cell>
          <table:table-cell office:value-type="float" office:value="13265622.060000001" table:style-name="ce17">
            <text:p>13.265.622<text:s/></text:p>
          </table:table-cell>
          <table:table-cell office:value-type="float" office:value="106537129.22" table:style-name="ce17">
            <text:p>106.537.129<text:s/></text:p>
          </table:table-cell>
          <table:table-cell office:value-type="float" office:value="55050297.049999997" table:style-name="ce17">
            <text:p>55.050.297<text:s/></text:p>
          </table:table-cell>
          <table:table-cell office:value-type="float" office:value="16310978.689999999" table:style-name="ce17">
            <text:p>16.310.979<text:s/></text:p>
          </table:table-cell>
          <table:table-cell office:value-type="float" office:value="129189881.78" table:style-name="ce17">
            <text:p>129.189.882<text:s/></text:p>
          </table:table-cell>
          <table:table-cell office:value-type="float" office:value="9363784.8300000001" table:style-name="ce17">
            <text:p>9.363.785<text:s/></text:p>
          </table:table-cell>
          <table:table-cell office:value-type="float" office:value="2719666293.8200002" table:style-name="ce18">
            <text:p>2.719.666.2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455596.14" table:style-name="ce17">
            <text:p>1.455.596<text:s/></text:p>
          </table:table-cell>
          <table:table-cell office:value-type="float" office:value="11894114.68" table:style-name="ce17">
            <text:p>11.894.115<text:s/></text:p>
          </table:table-cell>
          <table:table-cell office:value-type="float" office:value="25752410.199999996" table:style-name="ce17">
            <text:p>25.752.410<text:s/></text:p>
          </table:table-cell>
          <table:table-cell office:value-type="float" office:value="3107184.05" table:style-name="ce17">
            <text:p>3.107.184<text:s/></text:p>
          </table:table-cell>
          <table:table-cell office:value-type="float" office:value="37357540.340000004" table:style-name="ce17">
            <text:p>37.357.540<text:s/></text:p>
          </table:table-cell>
          <table:table-cell office:value-type="float" office:value="29645638.879999999" table:style-name="ce17">
            <text:p>29.645.639<text:s/></text:p>
          </table:table-cell>
          <table:table-cell office:value-type="float" office:value="421249920.15999997" table:style-name="ce17">
            <text:p>421.249.920<text:s/></text:p>
          </table:table-cell>
          <table:table-cell office:value-type="float" office:value="24007048.699999999" table:style-name="ce17">
            <text:p>24.007.049<text:s/></text:p>
          </table:table-cell>
          <table:table-cell office:value-type="float" office:value="42127841.100000001" table:style-name="ce17">
            <text:p>42.127.841<text:s/></text:p>
          </table:table-cell>
          <table:table-cell office:value-type="float" office:value="8771220.2799999975" table:style-name="ce17">
            <text:p>8.771.220<text:s/></text:p>
          </table:table-cell>
          <table:table-cell office:value-type="float" office:value="73826734.040000007" table:style-name="ce17">
            <text:p>73.826.734<text:s/></text:p>
          </table:table-cell>
          <table:table-cell office:value-type="float" office:value="9251105.7999999989" table:style-name="ce17">
            <text:p>9.251.106<text:s/></text:p>
          </table:table-cell>
          <table:table-cell office:value-type="float" office:value="13470028.930000002" table:style-name="ce17">
            <text:p>13.470.029<text:s/></text:p>
          </table:table-cell>
          <table:table-cell office:value-type="float" office:value="16716561.34" table:style-name="ce17">
            <text:p>16.716.561<text:s/></text:p>
          </table:table-cell>
          <table:table-cell office:value-type="float" office:value="16009202.440000001" table:style-name="ce17">
            <text:p>16.009.202<text:s/></text:p>
          </table:table-cell>
          <table:table-cell office:value-type="float" office:value="20499020.509999998" table:style-name="ce17">
            <text:p>20.499.021<text:s/></text:p>
          </table:table-cell>
          <table:table-cell office:value-type="float" office:value="9278881.7199999988" table:style-name="ce17">
            <text:p>9.278.882<text:s/></text:p>
          </table:table-cell>
          <table:table-cell office:value-type="float" office:value="75993230.609999999" table:style-name="ce17">
            <text:p>75.993.231<text:s/></text:p>
          </table:table-cell>
          <table:table-cell office:value-type="float" office:value="631304865.03000009" table:style-name="ce17">
            <text:p>631.304.865<text:s/></text:p>
          </table:table-cell>
          <table:table-cell office:value-type="float" office:value="9472395.2000000011" table:style-name="ce17">
            <text:p>9.472.395<text:s/></text:p>
          </table:table-cell>
          <table:table-cell office:value-type="float" office:value="4869248.54" table:style-name="ce17">
            <text:p>4.869.249<text:s/></text:p>
          </table:table-cell>
          <table:table-cell office:value-type="float" office:value="1961850.29" table:style-name="ce17">
            <text:p>1.961.850<text:s/></text:p>
          </table:table-cell>
          <table:table-cell office:value-type="float" office:value="68803099.969999999" table:style-name="ce17">
            <text:p>68.803.100<text:s/></text:p>
          </table:table-cell>
          <table:table-cell office:value-type="float" office:value="45215753.75" table:style-name="ce17">
            <text:p>45.215.754<text:s/></text:p>
          </table:table-cell>
          <table:table-cell office:value-type="float" office:value="6772166.3000000007" table:style-name="ce17">
            <text:p>6.772.166<text:s/></text:p>
          </table:table-cell>
          <table:table-cell office:value-type="float" office:value="932009732.86000001" table:style-name="ce17">
            <text:p>932.009.733<text:s/></text:p>
          </table:table-cell>
          <table:table-cell office:value-type="float" office:value="6406764.2700000005" table:style-name="ce17">
            <text:p>6.406.764<text:s/></text:p>
          </table:table-cell>
          <table:table-cell office:value-type="float" office:value="2547229156.1300001" table:style-name="ce18">
            <text:p>2.547.229.156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6041023.459999993" table:style-name="ce21">
            <text:p>56.041.023<text:s/></text:p>
          </table:table-cell>
          <table:table-cell office:value-type="float" office:value="284629489.42000002" table:style-name="ce21">
            <text:p>284.629.489<text:s/></text:p>
          </table:table-cell>
          <table:table-cell office:value-type="float" office:value="867785680.3499999" table:style-name="ce21">
            <text:p>867.785.680<text:s/></text:p>
          </table:table-cell>
          <table:table-cell office:value-type="float" office:value="60428306.649999999" table:style-name="ce21">
            <text:p>60.428.307<text:s/></text:p>
          </table:table-cell>
          <table:table-cell office:value-type="float" office:value="1938431405.95" table:style-name="ce21">
            <text:p>1.938.431.406<text:s/></text:p>
          </table:table-cell>
          <table:table-cell office:value-type="float" office:value="1300629842.3999999" table:style-name="ce21">
            <text:p>1.300.629.842<text:s/></text:p>
          </table:table-cell>
          <table:table-cell office:value-type="float" office:value="8164501870.1900005" table:style-name="ce21">
            <text:p>8.164.501.870<text:s/></text:p>
          </table:table-cell>
          <table:table-cell office:value-type="float" office:value="1371366908.3599999" table:style-name="ce21">
            <text:p>1.371.366.908<text:s/></text:p>
          </table:table-cell>
          <table:table-cell office:value-type="float" office:value="1104638183.0899999" table:style-name="ce21">
            <text:p>1.104.638.183<text:s/></text:p>
          </table:table-cell>
          <table:table-cell office:value-type="float" office:value="663162490.25" table:style-name="ce21">
            <text:p>663.162.490<text:s/></text:p>
          </table:table-cell>
          <table:table-cell office:value-type="float" office:value="4666765494.5600004" table:style-name="ce21">
            <text:p>4.666.765.495<text:s/></text:p>
          </table:table-cell>
          <table:table-cell office:value-type="float" office:value="485097336.88999999" table:style-name="ce21">
            <text:p>485.097.337<text:s/></text:p>
          </table:table-cell>
          <table:table-cell office:value-type="float" office:value="646857633.60000002" table:style-name="ce21">
            <text:p>646.857.634<text:s/></text:p>
          </table:table-cell>
          <table:table-cell office:value-type="float" office:value="626356696.17000008" table:style-name="ce21">
            <text:p>626.356.696<text:s/></text:p>
          </table:table-cell>
          <table:table-cell office:value-type="float" office:value="391736763.99000001" table:style-name="ce21">
            <text:p>391.736.764<text:s/></text:p>
          </table:table-cell>
          <table:table-cell office:value-type="float" office:value="1610389248.52" table:style-name="ce21">
            <text:p>1.610.389.249<text:s/></text:p>
          </table:table-cell>
          <table:table-cell office:value-type="float" office:value="250651016.65000001" table:style-name="ce21">
            <text:p>250.651.017<text:s/></text:p>
          </table:table-cell>
          <table:table-cell office:value-type="float" office:value="4461282161.7599993" table:style-name="ce21">
            <text:p>4.461.282.162<text:s/></text:p>
          </table:table-cell>
          <table:table-cell office:value-type="float" office:value="14304029218.969999" table:style-name="ce21">
            <text:p>14.304.029.219<text:s/></text:p>
          </table:table-cell>
          <table:table-cell office:value-type="float" office:value="384399052.26999998" table:style-name="ce21">
            <text:p>384.399.052<text:s/></text:p>
          </table:table-cell>
          <table:table-cell office:value-type="float" office:value="186438452.34999999" table:style-name="ce21">
            <text:p>186.438.452<text:s/></text:p>
          </table:table-cell>
          <table:table-cell office:value-type="float" office:value="65592861.620000005" table:style-name="ce21">
            <text:p>65.592.862<text:s/></text:p>
          </table:table-cell>
          <table:table-cell office:value-type="float" office:value="4620707098.8099995" table:style-name="ce21">
            <text:p>4.620.707.099<text:s/></text:p>
          </table:table-cell>
          <table:table-cell office:value-type="float" office:value="3772248590.8499999" table:style-name="ce21">
            <text:p>3.772.248.591<text:s/></text:p>
          </table:table-cell>
          <table:table-cell office:value-type="float" office:value="252006888.65000004" table:style-name="ce21">
            <text:p>252.006.889<text:s/></text:p>
          </table:table-cell>
          <table:table-cell office:value-type="float" office:value="36806696954.75" table:style-name="ce21">
            <text:p>36.806.696.955<text:s/></text:p>
          </table:table-cell>
          <table:table-cell office:value-type="float" office:value="132273770.63999999" table:style-name="ce21">
            <text:p>132.273.771<text:s/></text:p>
          </table:table-cell>
          <table:table-cell office:value-type="float" office:value="89475144441.169998" table:style-name="ce22">
            <text:p>89.475.144.44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2102124.977358662" table:style-name="ce25">
            <text:p>62.102.125<text:s/></text:p>
          </table:table-cell>
          <table:table-cell office:value-type="float" office:value="159583999.24257576" table:style-name="ce25">
            <text:p>159.583.999<text:s/></text:p>
          </table:table-cell>
          <table:table-cell office:value-type="float" office:value="247128417.77211484" table:style-name="ce25">
            <text:p>247.128.418<text:s/></text:p>
          </table:table-cell>
          <table:table-cell office:value-type="float" office:value="35344924.049471669" table:style-name="ce25">
            <text:p>35.344.924<text:s/></text:p>
          </table:table-cell>
          <table:table-cell office:value-type="float" office:value="951993182.18558824" table:style-name="ce25">
            <text:p>951.993.182<text:s/></text:p>
          </table:table-cell>
          <table:table-cell office:value-type="float" office:value="671369664.53920531" table:style-name="ce25">
            <text:p>671.369.665<text:s/></text:p>
          </table:table-cell>
          <table:table-cell office:value-type="float" office:value="1556024271.2855551" table:style-name="ce25">
            <text:p>1.556.024.271<text:s/></text:p>
          </table:table-cell>
          <table:table-cell office:value-type="float" office:value="459983592.95317888" table:style-name="ce25">
            <text:p>459.983.593<text:s/></text:p>
          </table:table-cell>
          <table:table-cell office:value-type="float" office:value="527903220.96716142" table:style-name="ce25">
            <text:p>527.903.221<text:s/></text:p>
          </table:table-cell>
          <table:table-cell office:value-type="float" office:value="255830775.81614563" table:style-name="ce25">
            <text:p>255.830.776<text:s/></text:p>
          </table:table-cell>
          <table:table-cell office:value-type="float" office:value="2374258752.1561532" table:style-name="ce25">
            <text:p>2.374.258.752<text:s/></text:p>
          </table:table-cell>
          <table:table-cell office:value-type="float" office:value="281400193.65193772" table:style-name="ce25">
            <text:p>281.400.194<text:s/></text:p>
          </table:table-cell>
          <table:table-cell office:value-type="float" office:value="371898302.66549873" table:style-name="ce25">
            <text:p>371.898.303<text:s/></text:p>
          </table:table-cell>
          <table:table-cell office:value-type="float" office:value="490860421.26123255" table:style-name="ce25">
            <text:p>490.860.421<text:s/></text:p>
          </table:table-cell>
          <table:table-cell office:value-type="float" office:value="245639192.7049447" table:style-name="ce25">
            <text:p>245.639.193<text:s/></text:p>
          </table:table-cell>
          <table:table-cell office:value-type="float" office:value="747391689.97654831" table:style-name="ce25">
            <text:p>747.391.690<text:s/></text:p>
          </table:table-cell>
          <table:table-cell office:value-type="float" office:value="176144297.65360931" table:style-name="ce25">
            <text:p>176.144.298<text:s/></text:p>
          </table:table-cell>
          <table:table-cell office:value-type="float" office:value="1862803781.4911375" table:style-name="ce25">
            <text:p>1.862.803.781<text:s/></text:p>
          </table:table-cell>
          <table:table-cell office:value-type="float" office:value="3442029828.4848962" table:style-name="ce25">
            <text:p>3.442.029.828<text:s/></text:p>
          </table:table-cell>
          <table:table-cell office:value-type="float" office:value="234890633.56022474" table:style-name="ce25">
            <text:p>234.890.634<text:s/></text:p>
          </table:table-cell>
          <table:table-cell office:value-type="float" office:value="122207183.89607984" table:style-name="ce25">
            <text:p>122.207.184<text:s/></text:p>
          </table:table-cell>
          <table:table-cell office:value-type="float" office:value="57293621.798854321" table:style-name="ce25">
            <text:p>57.293.622<text:s/></text:p>
          </table:table-cell>
          <table:table-cell office:value-type="float" office:value="2069859023.020365" table:style-name="ce25">
            <text:p>2.069.859.023<text:s/></text:p>
          </table:table-cell>
          <table:table-cell office:value-type="float" office:value="1355393878.2111983" table:style-name="ce25">
            <text:p>1.355.393.878<text:s/></text:p>
          </table:table-cell>
          <table:table-cell office:value-type="float" office:value="181202675.25220284" table:style-name="ce25">
            <text:p>181.202.675<text:s/></text:p>
          </table:table-cell>
          <table:table-cell office:value-type="float" office:value="13859706527.878193" table:style-name="ce25">
            <text:p>13.859.706.528<text:s/></text:p>
          </table:table-cell>
          <table:table-cell office:value-type="float" office:value="109902377.97857533" table:style-name="ce25">
            <text:p>109.902.378<text:s/></text:p>
          </table:table-cell>
          <table:table-cell office:value-type="float" office:value="32910146555.430008" table:style-name="ce26">
            <text:p>32.910.146.555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18143148.43735865" table:style-name="ce21">
            <text:p>118.143.148<text:s/></text:p>
          </table:table-cell>
          <table:table-cell office:value-type="float" office:value="444213488.66257578" table:style-name="ce21">
            <text:p>444.213.489<text:s/></text:p>
          </table:table-cell>
          <table:table-cell office:value-type="float" office:value="1114914098.1221147" table:style-name="ce21">
            <text:p>1.114.914.098<text:s/></text:p>
          </table:table-cell>
          <table:table-cell office:value-type="float" office:value="95773230.699471667" table:style-name="ce21">
            <text:p>95.773.231<text:s/></text:p>
          </table:table-cell>
          <table:table-cell office:value-type="float" office:value="2890424588.1355882" table:style-name="ce21">
            <text:p>2.890.424.588<text:s/></text:p>
          </table:table-cell>
          <table:table-cell office:value-type="float" office:value="1971999506.9392052" table:style-name="ce21">
            <text:p>1.971.999.507<text:s/></text:p>
          </table:table-cell>
          <table:table-cell office:value-type="float" office:value="9720526141.4755554" table:style-name="ce21">
            <text:p>9.720.526.141<text:s/></text:p>
          </table:table-cell>
          <table:table-cell office:value-type="float" office:value="1831350501.3131788" table:style-name="ce21">
            <text:p>1.831.350.501<text:s/></text:p>
          </table:table-cell>
          <table:table-cell office:value-type="float" office:value="1632541404.0571613" table:style-name="ce21">
            <text:p>1.632.541.404<text:s/></text:p>
          </table:table-cell>
          <table:table-cell office:value-type="float" office:value="918993266.06614566" table:style-name="ce21">
            <text:p>918.993.266<text:s/></text:p>
          </table:table-cell>
          <table:table-cell office:value-type="float" office:value="7041024246.7161541" table:style-name="ce21">
            <text:p>7.041.024.247<text:s/></text:p>
          </table:table-cell>
          <table:table-cell office:value-type="float" office:value="766497530.54193771" table:style-name="ce21">
            <text:p>766.497.531<text:s/></text:p>
          </table:table-cell>
          <table:table-cell office:value-type="float" office:value="1018755936.2654988" table:style-name="ce21">
            <text:p>1.018.755.936<text:s/></text:p>
          </table:table-cell>
          <table:table-cell office:value-type="float" office:value="1117217117.4312327" table:style-name="ce21">
            <text:p>1.117.217.117<text:s/></text:p>
          </table:table-cell>
          <table:table-cell office:value-type="float" office:value="637375956.69494474" table:style-name="ce21">
            <text:p>637.375.957<text:s/></text:p>
          </table:table-cell>
          <table:table-cell office:value-type="float" office:value="2357780938.4965482" table:style-name="ce21">
            <text:p>2.357.780.938<text:s/></text:p>
          </table:table-cell>
          <table:table-cell office:value-type="float" office:value="426795314.30360931" table:style-name="ce21">
            <text:p>426.795.314<text:s/></text:p>
          </table:table-cell>
          <table:table-cell office:value-type="float" office:value="6324085943.2511368" table:style-name="ce21">
            <text:p>6.324.085.943<text:s/></text:p>
          </table:table-cell>
          <table:table-cell office:value-type="float" office:value="17746059047.454895" table:style-name="ce21">
            <text:p>17.746.059.047<text:s/></text:p>
          </table:table-cell>
          <table:table-cell office:value-type="float" office:value="619289685.83022475" table:style-name="ce21">
            <text:p>619.289.686<text:s/></text:p>
          </table:table-cell>
          <table:table-cell office:value-type="float" office:value="308645636.2460798" table:style-name="ce21">
            <text:p>308.645.636<text:s/></text:p>
          </table:table-cell>
          <table:table-cell office:value-type="float" office:value="122886483.41885433" table:style-name="ce21">
            <text:p>122.886.483<text:s/></text:p>
          </table:table-cell>
          <table:table-cell office:value-type="float" office:value="6690566121.8303642" table:style-name="ce21">
            <text:p>6.690.566.122<text:s/></text:p>
          </table:table-cell>
          <table:table-cell office:value-type="float" office:value="5127642469.0611982" table:style-name="ce21">
            <text:p>5.127.642.469<text:s/></text:p>
          </table:table-cell>
          <table:table-cell office:value-type="float" office:value="433209563.90220284" table:style-name="ce21">
            <text:p>433.209.564<text:s/></text:p>
          </table:table-cell>
          <table:table-cell office:value-type="float" office:value="50666403482.628189" table:style-name="ce21">
            <text:p>50.666.403.483<text:s/></text:p>
          </table:table-cell>
          <table:table-cell office:value-type="float" office:value="242176148.61857533" table:style-name="ce21">
            <text:p>242.176.149<text:s/></text:p>
          </table:table-cell>
          <table:table-cell office:value-type="float" office:value="122385290996.60001" table:style-name="ce22">
            <text:p>122.385.290.99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46523.48384648934" table:style-name="ce27">
            <text:p>546.523<text:s/></text:p>
          </table:table-cell>
          <table:table-cell office:value-type="float" office:value="3599478.0405207626" table:style-name="ce27">
            <text:p>3.599.478<text:s/></text:p>
          </table:table-cell>
          <table:table-cell office:value-type="float" office:value="1530433.6907807575" table:style-name="ce27">
            <text:p>1.530.434<text:s/></text:p>
          </table:table-cell>
          <table:table-cell office:value-type="float" office:value="288104.09578199044" table:style-name="ce27">
            <text:p>288.104<text:s/></text:p>
          </table:table-cell>
          <table:table-cell office:value-type="float" office:value="12039895.120511716" table:style-name="ce27">
            <text:p>12.039.895<text:s/></text:p>
          </table:table-cell>
          <table:table-cell office:value-type="float" office:value="6281194.3961525364" table:style-name="ce27">
            <text:p>6.281.194<text:s/></text:p>
          </table:table-cell>
          <table:table-cell office:value-type="float" office:value="65237103.730031066" table:style-name="ce27">
            <text:p>65.237.104<text:s/></text:p>
          </table:table-cell>
          <table:table-cell office:value-type="float" office:value="2908479.8010478104" table:style-name="ce27">
            <text:p>2.908.480<text:s/></text:p>
          </table:table-cell>
          <table:table-cell office:value-type="float" office:value="6007061.853407165" table:style-name="ce27">
            <text:p>6.007.062<text:s/></text:p>
          </table:table-cell>
          <table:table-cell office:value-type="float" office:value="1795343.0699570156" table:style-name="ce27">
            <text:p>1.795.343<text:s/></text:p>
          </table:table-cell>
          <table:table-cell office:value-type="float" office:value="27992091.877000231" table:style-name="ce27">
            <text:p>27.992.092<text:s/></text:p>
          </table:table-cell>
          <table:table-cell office:value-type="float" office:value="2739856.0713823992" table:style-name="ce27">
            <text:p>2.739.856<text:s/></text:p>
          </table:table-cell>
          <table:table-cell office:value-type="float" office:value="4584374.1841210965" table:style-name="ce27">
            <text:p>4.584.374<text:s/></text:p>
          </table:table-cell>
          <table:table-cell office:value-type="float" office:value="3565983.1685397299" table:style-name="ce27">
            <text:p>3.565.983<text:s/></text:p>
          </table:table-cell>
          <table:table-cell office:value-type="float" office:value="1898274.3011822163" table:style-name="ce27">
            <text:p>1.898.274<text:s/></text:p>
          </table:table-cell>
          <table:table-cell office:value-type="float" office:value="7179811.2751255436" table:style-name="ce27">
            <text:p>7.179.811<text:s/></text:p>
          </table:table-cell>
          <table:table-cell office:value-type="float" office:value="936815.33097752871" table:style-name="ce27">
            <text:p>936.815<text:s/></text:p>
          </table:table-cell>
          <table:table-cell office:value-type="float" office:value="14158839.990297927" table:style-name="ce27">
            <text:p>14.158.840<text:s/></text:p>
          </table:table-cell>
          <table:table-cell office:value-type="float" office:value="8127763262.0664463" table:style-name="ce27">
            <text:p>8.127.763.262<text:s/></text:p>
          </table:table-cell>
          <table:table-cell office:value-type="float" office:value="2809273.8656433276" table:style-name="ce27">
            <text:p>2.809.274<text:s/></text:p>
          </table:table-cell>
          <table:table-cell office:value-type="float" office:value="1185864.5085228081" table:style-name="ce27">
            <text:p>1.185.865<text:s/></text:p>
          </table:table-cell>
          <table:table-cell office:value-type="float" office:value="211712.8323730868" table:style-name="ce27">
            <text:p>211.713<text:s/></text:p>
          </table:table-cell>
          <table:table-cell office:value-type="float" office:value="15996290.561035054" table:style-name="ce27">
            <text:p>15.996.291<text:s/></text:p>
          </table:table-cell>
          <table:table-cell office:value-type="float" office:value="7799111.2827664837" table:style-name="ce27">
            <text:p>7.799.111<text:s/></text:p>
          </table:table-cell>
          <table:table-cell office:value-type="float" office:value="18315466.779391453" table:style-name="ce27">
            <text:p>18.315.467<text:s/></text:p>
          </table:table-cell>
          <table:table-cell office:value-type="float" office:value="82856889.389266834" table:style-name="ce27">
            <text:p>82.856.889<text:s/></text:p>
          </table:table-cell>
          <table:table-cell office:value-type="float" office:value="960533.30388832802" table:style-name="ce27">
            <text:p>960.533<text:s/></text:p>
          </table:table-cell>
          <table:table-cell office:value-type="float" office:value="8421188068.0699978" table:style-name="ce28">
            <text:p>8.421.188.06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18689671.92120513" table:style-name="ce21">
            <text:p>118.689.672<text:s/></text:p>
          </table:table-cell>
          <table:table-cell office:value-type="float" office:value="447812966.70309657" table:style-name="ce21">
            <text:p>447.812.967<text:s/></text:p>
          </table:table-cell>
          <table:table-cell office:value-type="float" office:value="1116444531.8128953" table:style-name="ce21">
            <text:p>1.116.444.532<text:s/></text:p>
          </table:table-cell>
          <table:table-cell office:value-type="float" office:value="96061334.795253664" table:style-name="ce21">
            <text:p>96.061.335<text:s/></text:p>
          </table:table-cell>
          <table:table-cell office:value-type="float" office:value="2902464483.2560997" table:style-name="ce21">
            <text:p>2.902.464.483<text:s/></text:p>
          </table:table-cell>
          <table:table-cell office:value-type="float" office:value="1978280701.3353577" table:style-name="ce21">
            <text:p>1.978.280.701<text:s/></text:p>
          </table:table-cell>
          <table:table-cell office:value-type="float" office:value="9785763245.2055874" table:style-name="ce21">
            <text:p>9.785.763.245<text:s/></text:p>
          </table:table-cell>
          <table:table-cell office:value-type="float" office:value="1834258981.1142266" table:style-name="ce21">
            <text:p>1.834.258.981<text:s/></text:p>
          </table:table-cell>
          <table:table-cell office:value-type="float" office:value="1638548465.9105685" table:style-name="ce21">
            <text:p>1.638.548.466<text:s/></text:p>
          </table:table-cell>
          <table:table-cell office:value-type="float" office:value="920788609.13610268" table:style-name="ce21">
            <text:p>920.788.609<text:s/></text:p>
          </table:table-cell>
          <table:table-cell office:value-type="float" office:value="7069016338.593154" table:style-name="ce21">
            <text:p>7.069.016.339<text:s/></text:p>
          </table:table-cell>
          <table:table-cell office:value-type="float" office:value="769237386.61332011" table:style-name="ce21">
            <text:p>769.237.387<text:s/></text:p>
          </table:table-cell>
          <table:table-cell office:value-type="float" office:value="1023340310.4496199" table:style-name="ce21">
            <text:p>1.023.340.310<text:s/></text:p>
          </table:table-cell>
          <table:table-cell office:value-type="float" office:value="1120783100.5997725" table:style-name="ce21">
            <text:p>1.120.783.101<text:s/></text:p>
          </table:table-cell>
          <table:table-cell office:value-type="float" office:value="639274230.99612701" table:style-name="ce21">
            <text:p>639.274.231<text:s/></text:p>
          </table:table-cell>
          <table:table-cell office:value-type="float" office:value="2364960749.7716737" table:style-name="ce21">
            <text:p>2.364.960.750<text:s/></text:p>
          </table:table-cell>
          <table:table-cell office:value-type="float" office:value="427732129.63458681" table:style-name="ce21">
            <text:p>427.732.130<text:s/></text:p>
          </table:table-cell>
          <table:table-cell office:value-type="float" office:value="6338244783.2414351" table:style-name="ce21">
            <text:p>6.338.244.783<text:s/></text:p>
          </table:table-cell>
          <table:table-cell office:value-type="float" office:value="25873822309.521339" table:style-name="ce21">
            <text:p>25.873.822.310<text:s/></text:p>
          </table:table-cell>
          <table:table-cell office:value-type="float" office:value="622098959.69586813" table:style-name="ce21">
            <text:p>622.098.960<text:s/></text:p>
          </table:table-cell>
          <table:table-cell office:value-type="float" office:value="309831500.75460261" table:style-name="ce21">
            <text:p>309.831.501<text:s/></text:p>
          </table:table-cell>
          <table:table-cell office:value-type="float" office:value="123098196.25122741" table:style-name="ce21">
            <text:p>123.098.196<text:s/></text:p>
          </table:table-cell>
          <table:table-cell office:value-type="float" office:value="6706562412.3913994" table:style-name="ce21">
            <text:p>6.706.562.412<text:s/></text:p>
          </table:table-cell>
          <table:table-cell office:value-type="float" office:value="5135441580.3439646" table:style-name="ce21">
            <text:p>5.135.441.580<text:s/></text:p>
          </table:table-cell>
          <table:table-cell office:value-type="float" office:value="451525030.68159431" table:style-name="ce21">
            <text:p>451.525.031<text:s/></text:p>
          </table:table-cell>
          <table:table-cell office:value-type="float" office:value="50749260372.017456" table:style-name="ce21">
            <text:p>50.749.260.372<text:s/></text:p>
          </table:table-cell>
          <table:table-cell office:value-type="float" office:value="243136681.92246366" table:style-name="ce21">
            <text:p>243.136.682<text:s/></text:p>
          </table:table-cell>
          <table:table-cell office:value-type="float" office:value="130806479064.67" table:style-name="ce22">
            <text:p>130.806.479.06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5-16T19:11:19Z</dc:date>
    <meta:print-date>2011-05-12T16:46:54Z</meta:print-date>
    <meta:editing-cycles>41</meta:editing-cycles>
    <meta:editing-duration>PT4293S</meta:editing-duration>
  </office:meta>
</office:document-meta>
</file>